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7" style:family="table-cell" style:parent-style-name="Default" style:data-style-name="N61"/>
    <style:style style:name="ce9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Star</text:p>
          </table:table-cell>
          <table:table-cell office:value-type="string" calcext:value-type="string">
            <text:p>Plan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J 876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6.83 E</text:p>
          </table:table-cell>
          <table:table-cell office:value-type="string" calcext:value-type="string">
            <text:p>0.7142 J</text:p>
          </table:table-cell>
          <table:table-cell office:value-type="string" calcext:value-type="string">
            <text:p>2.2756 J</text:p>
          </table:table-cell>
          <table:table-cell office:value-type="string" calcext:value-type="string">
            <text:p>14.6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</text:p>
          </table:table-cell>
          <table:table-cell/>
          <table:table-cell office:value-type="float" office:value="0.02080665" calcext:value-type="float">
            <text:p>0.02080665</text:p>
          </table:table-cell>
          <table:table-cell office:value-type="float" office:value="0.12959" calcext:value-type="float">
            <text:p>0.12959</text:p>
          </table:table-cell>
          <table:table-cell office:value-type="float" office:value="0.208317" calcext:value-type="float">
            <text:p>0.208317</text:p>
          </table:table-cell>
          <table:table-cell office:value-type="float" office:value="0.3343" calcext:value-type="float">
            <text:p>0.33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float" office:value="1.93778" calcext:value-type="float">
            <text:p>1.93778</text:p>
          </table:table-cell>
          <table:table-cell office:value-type="float" office:value="30.0081" calcext:value-type="float">
            <text:p>30.0081</text:p>
          </table:table-cell>
          <table:table-cell office:value-type="float" office:value="61.1166" calcext:value-type="float">
            <text:p>61.1166</text:p>
          </table:table-cell>
          <table:table-cell office:value-type="float" office:value="124.26" calcext:value-type="float">
            <text:p>124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minosity/Insolation</text:p>
          </table:table-cell>
          <table:table-cell office:value-type="float" office:value="0.0122" calcext:value-type="float">
            <text:p>0.0122</text:p>
          </table:table-cell>
          <table:table-cell table:formula="of:=[.$B6]/[.C4]^2" office:value-type="float" office:value="28.1809420718231" calcext:value-type="float">
            <text:p>28.1809420718231</text:p>
          </table:table-cell>
          <table:table-cell table:formula="of:=[.$B6]/[.D4]^2" office:value-type="float" office:value="0.726468605560959" calcext:value-type="float">
            <text:p>0.726468605560959</text:p>
          </table:table-cell>
          <table:table-cell table:formula="of:=[.$B6]/[.E4]^2" office:value-type="float" office:value="0.281132079782115" calcext:value-type="float">
            <text:p>0.281132079782115</text:p>
          </table:table-cell>
          <table:table-cell table:formula="of:=[.$B6]/[.F4]^2" office:value-type="float" office:value="0.109165919581046" calcext:value-type="float">
            <text:p>0.10916591958104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55 Cancri A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B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8.63 E</text:p>
          </table:table-cell>
          <table:table-cell office:value-type="string" calcext:value-type="string">
            <text:p>0.825 J</text:p>
          </table:table-cell>
          <table:table-cell office:value-type="string" calcext:value-type="string">
            <text:p>0.171 J</text:p>
          </table:table-cell>
          <table:table-cell office:value-type="string" calcext:value-type="string">
            <text:p>0.155 J</text:p>
          </table:table-cell>
          <table:table-cell office:value-type="string" calcext:value-type="string">
            <text:p>3.82 J</text:p>
          </table:table-cell>
          <table:table-cell office:value-type="string" calcext:value-type="string">
            <text:p>0.3 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A</text:p>
          </table:table-cell>
          <table:table-cell/>
          <table:table-cell office:value-type="float" office:value="0.0156" calcext:value-type="float">
            <text:p>0.0156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781" calcext:value-type="float">
            <text:p>0.781</text:p>
          </table:table-cell>
          <table:table-cell office:value-type="float" office:value="5.74" calcext:value-type="float">
            <text:p>5.74</text:p>
          </table:table-cell>
          <table:table-cell office:value-type="float" office:value="1065" calcext:value-type="float">
            <text:p>10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float" office:value="0.736537" calcext:value-type="float">
            <text:p>0.736537</text:p>
          </table:table-cell>
          <table:table-cell office:value-type="float" office:value="14.6507" calcext:value-type="float">
            <text:p>14.6507</text:p>
          </table:table-cell>
          <table:table-cell office:value-type="float" office:value="44.364" calcext:value-type="float">
            <text:p>44.364</text:p>
          </table:table-cell>
          <table:table-cell office:value-type="float" office:value="259.8" calcext:value-type="float">
            <text:p>259.8</text:p>
          </table:table-cell>
          <table:table-cell office:value-type="float" office:value="5169" calcext:value-type="float">
            <text:p>51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minosity/Insolation</text:p>
          </table:table-cell>
          <table:table-cell office:value-type="float" office:value="0.589" calcext:value-type="float">
            <text:p>0.589</text:p>
          </table:table-cell>
          <table:table-cell table:formula="of:=[.$B11]/[.C9]^2" office:value-type="float" office:value="2420.28270874425" calcext:value-type="float">
            <text:p>2420.28270874425</text:p>
          </table:table-cell>
          <table:table-cell table:formula="of:=[.$B11]/[.D9]^2" office:value-type="float" office:value="44.6921778824558" calcext:value-type="float">
            <text:p>44.6921778824558</text:p>
          </table:table-cell>
          <table:table-cell table:formula="of:=[.$B11]/[.E9]^2" office:value-type="float" office:value="10.2001780615124" calcext:value-type="float">
            <text:p>10.2001780615124</text:p>
          </table:table-cell>
          <table:table-cell table:formula="of:=[.$B11]/[.F9]^2" office:value-type="float" office:value="0.965635507843944" calcext:value-type="float">
            <text:p>0.965635507843944</text:p>
          </table:table-cell>
          <table:table-cell table:formula="of:=[.$B11]/[.G9]^2" office:value-type="float" office:value="0.0178768711529823" calcext:value-type="float">
            <text:p>0.017876871152982</text:p>
          </table:table-cell>
          <table:table-cell table:formula="of:=[.$B11]/[.H9]^2" office:value-type="float" office:value="0.000000519297317551632" calcext:value-type="float">
            <text:p>5.19297317551632E-0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Kepler-2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d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9.7 E</text:p>
          </table:table-cell>
          <table:table-cell office:value-type="string" calcext:value-type="string">
            <text:p>0.39 to 1.67 E</text:p>
          </table:table-cell>
          <table:table-cell office:value-type="string" calcext:value-type="string">
            <text:p>16.1 E</text:p>
          </table:table-cell>
          <table:table-cell office:value-type="string" calcext:value-type="string">
            <text:p>0.66 to 3.04 E</text:p>
          </table:table-cell>
          <table:table-cell office:value-type="string" calcext:value-type="string">
            <text:p>19.96 E</text:p>
          </table:table-cell>
          <table:table-cell office:value-type="string" calcext:value-type="string">
            <text:p>20.1 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A</text:p>
          </table:table-cell>
          <table:table-cell/>
          <table:table-cell office:value-type="float" office:value="0.04537" calcext:value-type="float">
            <text:p>0.0453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37" calcext:value-type="float">
            <text:p>0.137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3453" calcext:value-type="float">
            <text:p>0.34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float" office:value="3.6961219" calcext:value-type="float">
            <text:p>3.6961219</text:p>
          </table:table-cell>
          <table:table-cell office:value-type="float" office:value="6.098493" calcext:value-type="float">
            <text:p>6.098493</text:p>
          </table:table-cell>
          <table:table-cell office:value-type="float" office:value="10.854092" calcext:value-type="float">
            <text:p>10.854092</text:p>
          </table:table-cell>
          <table:table-cell office:value-type="float" office:value="19.57706" calcext:value-type="float">
            <text:p>19.57706</text:p>
          </table:table-cell>
          <table:table-cell office:value-type="float" office:value="34.94" calcext:value-type="float">
            <text:p>34.94</text:p>
          </table:table-cell>
          <table:table-cell office:value-type="float" office:value="77.61184" calcext:value-type="float">
            <text:p>77.611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minosity/Insolation</text:p>
          </table:table-cell>
          <table:table-cell table:formula="of:=0.912^4" office:value-type="float" office:value="0.691798081536" calcext:value-type="float">
            <text:p>0.691798081536</text:p>
          </table:table-cell>
          <table:table-cell table:formula="of:=[.$B16]/[.C14]^2" office:value-type="float" office:value="336.07932384811" calcext:value-type="float">
            <text:p>336.07932384811</text:p>
          </table:table-cell>
          <table:table-cell table:formula="of:=[.$B16]/[.D14]^2" office:value-type="float" office:value="174.300348081633" calcext:value-type="float">
            <text:p>174.300348081633</text:p>
          </table:table-cell>
          <table:table-cell table:formula="of:=[.$B16]/[.E14]^2" office:value-type="float" office:value="79.9859037502602" calcext:value-type="float">
            <text:p>79.9859037502602</text:p>
          </table:table-cell>
          <table:table-cell table:formula="of:=[.$B16]/[.F14]^2" office:value-type="float" office:value="36.8585476869306" calcext:value-type="float">
            <text:p>36.8585476869306</text:p>
          </table:table-cell>
          <table:table-cell table:formula="of:=[.$B16]/[.G14]^2" office:value-type="float" office:value="16.3815767497469" calcext:value-type="float">
            <text:p>16.3815767497469</text:p>
          </table:table-cell>
          <table:table-cell table:formula="of:=[.$B16]/[.H14]^2" office:value-type="float" office:value="5.80211318560297" calcext:value-type="float">
            <text:p>5.8021131856029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Kepler-1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961" calcext:value-type="float">
            <text:p>0.961</text:p>
          </table:table-cell>
          <table:table-cell office:value-type="string" calcext:value-type="string">
            <text:p>1.9 E</text:p>
          </table:table-cell>
          <table:table-cell office:value-type="string" calcext:value-type="string">
            <text:p>2.9 E</text:p>
          </table:table-cell>
          <table:table-cell office:value-type="string" calcext:value-type="string">
            <text:p>7.3 E</text:p>
          </table:table-cell>
          <table:table-cell office:value-type="string" calcext:value-type="string">
            <text:p>8.0 E</text:p>
          </table:table-cell>
          <table:table-cell office:value-type="string" calcext:value-type="string">
            <text:p>2.0 E</text:p>
          </table:table-cell>
          <table:table-cell office:value-type="string" calcext:value-type="string">
            <text:p>&lt;25 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A</text:p>
          </table:table-cell>
          <table:table-cell/>
          <table:table-cell office:value-type="float" office:value="0.091" calcext:value-type="float">
            <text:p>0.09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55" calcext:value-type="float">
            <text:p>0.155</text:p>
          </table:table-cell>
          <table:table-cell office:value-type="float" office:value="0.195" calcext:value-type="float">
            <text:p>0.195</text:p>
          </table:table-cell>
          <table:table-cell office:value-type="float" office:value="0.25" calcext:value-type="float">
            <text:p>0.25</text:p>
          </table:table-cell>
          <table:table-cell office:value-type="float" office:value="0.466" calcext:value-type="float">
            <text:p>0.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float" office:value="10.3039" calcext:value-type="float">
            <text:p>10.3039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22.6845" calcext:value-type="float">
            <text:p>22.6845</text:p>
          </table:table-cell>
          <table:table-cell office:value-type="float" office:value="31.9996" calcext:value-type="float">
            <text:p>31.9996</text:p>
          </table:table-cell>
          <table:table-cell office:value-type="float" office:value="46.6888" calcext:value-type="float">
            <text:p>46.6888</text:p>
          </table:table-cell>
          <table:table-cell office:value-type="float" office:value="118.3807" calcext:value-type="float">
            <text:p>118.3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minosity/Insolation</text:p>
          </table:table-cell>
          <table:table-cell office:value-type="float" office:value="1.045" calcext:value-type="float">
            <text:p>1.045</text:p>
          </table:table-cell>
          <table:table-cell table:formula="of:=[.$B21]/[.C19]^2" office:value-type="float" office:value="126.192488829851" calcext:value-type="float">
            <text:p>126.192488829851</text:p>
          </table:table-cell>
          <table:table-cell table:formula="of:=[.$B21]/[.D19]^2" office:value-type="float" office:value="91.2743471045506" calcext:value-type="float">
            <text:p>91.2743471045506</text:p>
          </table:table-cell>
          <table:table-cell table:formula="of:=[.$B21]/[.E19]^2" office:value-type="float" office:value="43.4963579604579" calcext:value-type="float">
            <text:p>43.4963579604579</text:p>
          </table:table-cell>
          <table:table-cell table:formula="of:=[.$B21]/[.F19]^2" office:value-type="float" office:value="27.4819197896121" calcext:value-type="float">
            <text:p>27.4819197896121</text:p>
          </table:table-cell>
          <table:table-cell table:formula="of:=[.$B21]/[.G19]^2" office:value-type="float" office:value="16.72" calcext:value-type="float">
            <text:p>16.72</text:p>
          </table:table-cell>
          <table:table-cell table:formula="of:=[.$B21]/[.H19]^2" office:value-type="float" office:value="4.81220873473448" calcext:value-type="float">
            <text:p>4.8122087347344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Kepler-62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2.1 E</text:p>
          </table:table-cell>
          <table:table-cell office:value-type="string" calcext:value-type="string">
            <text:p>0.1 E</text:p>
          </table:table-cell>
          <table:table-cell office:value-type="string" calcext:value-type="string">
            <text:p>5.5 E</text:p>
          </table:table-cell>
          <table:table-cell office:value-type="string" calcext:value-type="string">
            <text:p>4.5 E</text:p>
          </table:table-cell>
          <table:table-cell office:value-type="string" calcext:value-type="string">
            <text:p>2.8 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A</text:p>
          </table:table-cell>
          <table:table-cell/>
          <table:table-cell office:value-type="float" office:value="0.0553" calcext:value-type="float">
            <text:p>0.055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office:value-type="float" office:value="0.427" calcext:value-type="float">
            <text:p>0.427</text:p>
          </table:table-cell>
          <table:table-cell office:value-type="float" office:value="0.718" calcext:value-type="float">
            <text:p>0.7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float" office:value="5.71493" calcext:value-type="float">
            <text:p>5.71493</text:p>
          </table:table-cell>
          <table:table-cell office:value-type="float" office:value="12.4417" calcext:value-type="float">
            <text:p>12.4417</text:p>
          </table:table-cell>
          <table:table-cell office:value-type="float" office:value="18.16406" calcext:value-type="float">
            <text:p>18.16406</text:p>
          </table:table-cell>
          <table:table-cell office:value-type="float" office:value="122.3874" calcext:value-type="float">
            <text:p>122.3874</text:p>
          </table:table-cell>
          <table:table-cell office:value-type="float" office:value="267.29" calcext:value-type="float">
            <text:p>267.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minosity/Insolation</text:p>
          </table:table-cell>
          <table:table-cell office:value-type="float" office:value="0.21" calcext:value-type="float">
            <text:p>0.21</text:p>
          </table:table-cell>
          <table:table-cell table:formula="of:=[.$B26]/[.C24]^2" office:value-type="float" office:value="68.6703138233342" calcext:value-type="float">
            <text:p>68.6703138233342</text:p>
          </table:table-cell>
          <table:table-cell table:formula="of:=[.$B26]/[.D24]^2" office:value-type="float" office:value="24.2802636142907" calcext:value-type="float">
            <text:p>24.2802636142907</text:p>
          </table:table-cell>
          <table:table-cell table:formula="of:=[.$B26]/[.E24]^2" office:value-type="float" office:value="14.5833333333333" calcext:value-type="float">
            <text:p>14.5833333333333</text:p>
          </table:table-cell>
          <table:table-cell table:formula="of:=[.$B26]/[.F24]^2" office:value-type="float" office:value="1.15176411870849" calcext:value-type="float">
            <text:p>1.15176411870849</text:p>
          </table:table-cell>
          <table:table-cell table:formula="of:=[.$B26]/[.G24]^2" office:value-type="float" office:value="0.407352518990386" calcext:value-type="float">
            <text:p>0.4073525189903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Kepler-9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&lt;0.8 J</text:p>
          </table:table-cell>
          <table:table-cell office:value-type="string" calcext:value-type="string">
            <text:p>&lt;1.2 J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A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32" calcext:value-type="float">
            <text:p>0.32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float" office:value="0.71" calcext:value-type="float">
            <text:p>0.71</text:p>
          </table:table-cell>
          <table:table-cell office:value-type="float" office:value="1.01" calcext:value-type="float">
            <text:p>1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float" office:value="7.008151" calcext:value-type="float">
            <text:p>7.008151</text:p>
          </table:table-cell>
          <table:table-cell office:value-type="float" office:value="8.719375" calcext:value-type="float">
            <text:p>8.719375</text:p>
          </table:table-cell>
          <table:table-cell office:value-type="float" office:value="14.44912" calcext:value-type="float">
            <text:p>14.44912</text:p>
          </table:table-cell>
          <table:table-cell office:value-type="float" office:value="59.73667" calcext:value-type="float">
            <text:p>59.73667</text:p>
          </table:table-cell>
          <table:table-cell office:value-type="float" office:value="91.93913" calcext:value-type="float">
            <text:p>91.93913</text:p>
          </table:table-cell>
          <table:table-cell office:value-type="float" office:value="124.9144" calcext:value-type="float">
            <text:p>124.9144</text:p>
          </table:table-cell>
          <table:table-cell office:value-type="float" office:value="210.60697" calcext:value-type="float">
            <text:p>210.60697</text:p>
          </table:table-cell>
          <table:table-cell office:value-type="float" office:value="331.60059" calcext:value-type="float">
            <text:p>331.600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osity/Insolation</text:p>
          </table:table-cell>
          <table:table-cell table:formula="of:=[.B28]^4" office:value-type="float" office:value="2.0736" calcext:value-type="float">
            <text:p>2.0736</text:p>
          </table:table-cell>
          <table:table-cell table:formula="of:=[.$B31]/[.C29]^2" office:value-type="float" office:value="378.670562454346" calcext:value-type="float">
            <text:p>378.670562454346</text:p>
          </table:table-cell>
          <table:table-cell table:formula="of:=[.$B31]/[.D29]^2" office:value-type="float" office:value="261.785128140386" calcext:value-type="float">
            <text:p>261.785128140386</text:p>
          </table:table-cell>
          <table:table-cell table:formula="of:=[.$B31]/[.E29]^2" office:value-type="float" office:value="136.174147401159" calcext:value-type="float">
            <text:p>136.174147401159</text:p>
          </table:table-cell>
          <table:table-cell table:formula="of:=[.$B31]/[.F29]^2" office:value-type="float" office:value="20.25" calcext:value-type="float">
            <text:p>20.25</text:p>
          </table:table-cell>
          <table:table-cell table:formula="of:=[.$B31]/[.G29]^2" office:value-type="float" office:value="11.7551020408163" calcext:value-type="float">
            <text:p>11.7551020408163</text:p>
          </table:table-cell>
          <table:table-cell table:formula="of:=[.$B31]/[.H29]^2" office:value-type="float" office:value="9" calcext:value-type="float">
            <text:p>9</text:p>
          </table:table-cell>
          <table:table-cell table:formula="of:=[.$B31]/[.I29]^2" office:value-type="float" office:value="4.11346954969252" calcext:value-type="float">
            <text:p>4.11346954969252</text:p>
          </table:table-cell>
          <table:table-cell table:formula="of:=[.$B31]/[.J29]^2" office:value-type="float" office:value="2.03274188805019" calcext:value-type="float">
            <text:p>2.032741888050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HR 879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1.47" calcext:value-type="float">
            <text:p>1.47</text:p>
          </table:table-cell>
          <table:table-cell table:number-columns-repeated="3" office:value-type="string" calcext:value-type="string">
            <text:p>7 J</text:p>
          </table:table-cell>
          <table:table-cell office:value-type="string" calcext:value-type="string">
            <text:p>5 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460" calcext:value-type="float">
            <text:p>4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minosity/Insolation</text:p>
          </table:table-cell>
          <table:table-cell office:value-type="float" office:value="4.92" calcext:value-type="float">
            <text:p>4.92</text:p>
          </table:table-cell>
          <table:table-cell table:formula="of:=[.$B36]/[.C34]^2" office:value-type="float" office:value="0.0234007134363853" calcext:value-type="float">
            <text:p>0.023400713436385</text:p>
          </table:table-cell>
          <table:table-cell table:formula="of:=[.$B36]/[.D34]^2" office:value-type="float" office:value="0.00854166666666667" calcext:value-type="float">
            <text:p>0.008541666666667</text:p>
          </table:table-cell>
          <table:table-cell table:formula="of:=[.$B36]/[.E34]^2" office:value-type="float" office:value="0.00340720221606648" calcext:value-type="float">
            <text:p>0.003407202216066</text:p>
          </table:table-cell>
          <table:table-cell table:formula="of:=[.$B36]/[.F34]^2" office:value-type="float" office:value="0.00106401384083045" calcext:value-type="float">
            <text:p>0.00106401384083</text:p>
          </table:table-cell>
          <table:table-cell table:formula="of:=[.$B36]/[.G34]^2" office:value-type="string" office:string-value="" calcext:value-type="error">
            <text:p>#DIV/0!</text:p>
          </table:table-cell>
          <table:table-cell table:formula="of:=[.$B36]/[.H34]^2" office:value-type="string" office:string-value="" calcext:value-type="error">
            <text:p>#DIV/0!</text:p>
          </table:table-cell>
          <table:table-cell table:formula="of:=[.$B36]/[.I34]^2" office:value-type="string" office:string-value="" calcext:value-type="error">
            <text:p>#DIV/0!</text:p>
          </table:table-cell>
          <table:table-cell table:formula="of:=[.$B36]/[.J34]^2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Kepler-6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string" calcext:value-type="string">
            <text:p>&lt;20 E</text:p>
          </table:table-cell>
          <table:table-cell office:value-type="string" calcext:value-type="string">
            <text:p>2 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A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84" calcext:value-type="float">
            <text:p>0.0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float" office:value="2.15491" calcext:value-type="float">
            <text:p>2.15491</text:p>
          </table:table-cell>
          <table:table-cell office:value-type="float" office:value="5.859944" calcext:value-type="float">
            <text:p>5.859944</text:p>
          </table:table-cell>
          <table:table-cell office:value-type="float" office:value="8.131146" calcext:value-type="float">
            <text:p>8.131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minosity/Insolation</text:p>
          </table:table-cell>
          <table:table-cell table:formula="of:=[.B38]^4" office:value-type="float" office:value="2.44140625" calcext:value-type="float">
            <text:p>2.44140625</text:p>
          </table:table-cell>
          <table:table-cell table:formula="of:=[.$B41]/[.C39]^2" office:value-type="float" office:value="1992.98469387755" calcext:value-type="float">
            <text:p>1992.98469387755</text:p>
          </table:table-cell>
          <table:table-cell table:formula="of:=[.$B41]/[.D39]^2" office:value-type="float" office:value="527.985780709343" calcext:value-type="float">
            <text:p>527.985780709343</text:p>
          </table:table-cell>
          <table:table-cell table:formula="of:=[.$B41]/[.E39]^2" office:value-type="float" office:value="346.004287131519" calcext:value-type="float">
            <text:p>346.004287131519</text:p>
          </table:table-cell>
          <table:table-cell table:formula="of:=[.$B41]/[.F39]^2" office:value-type="string" office:string-value="" calcext:value-type="error">
            <text:p>#DIV/0!</text:p>
          </table:table-cell>
          <table:table-cell table:formula="of:=[.$B41]/[.G39]^2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RAPPIST-1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089" calcext:value-type="float">
            <text:p>0.089</text:p>
          </table:table-cell>
          <table:table-cell office:value-type="float" office:value="1.017" calcext:value-type="float">
            <text:p>1.017</text:p>
          </table:table-cell>
          <table:table-cell office:value-type="float" office:value="1.156" calcext:value-type="float">
            <text:p>1.156</text:p>
          </table:table-cell>
          <table:table-cell office:value-type="float" office:value="0.297" calcext:value-type="float">
            <text:p>0.297</text:p>
          </table:table-cell>
          <table:table-cell office:value-type="float" office:value="0.772" calcext:value-type="float">
            <text:p>0.772</text:p>
          </table:table-cell>
          <table:table-cell office:value-type="float" office:value="0.934" calcext:value-type="float">
            <text:p>0.934</text:p>
          </table:table-cell>
          <table:table-cell office:value-type="float" office:value="1.148" calcext:value-type="float">
            <text:p>1.148</text:p>
          </table:table-cell>
          <table:table-cell office:value-type="float" office:value="0.331" calcext:value-type="float">
            <text:p>0.3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A</text:p>
          </table:table-cell>
          <table:table-cell/>
          <table:table-cell office:value-type="float" office:value="0.01154775" calcext:value-type="float">
            <text:p>0.01154775</text:p>
          </table:table-cell>
          <table:table-cell office:value-type="float" office:value="0.01581512" calcext:value-type="float">
            <text:p>0.01581512</text:p>
          </table:table-cell>
          <table:table-cell office:value-type="float" office:value="0.02228038" calcext:value-type="float">
            <text:p>0.02228038</text:p>
          </table:table-cell>
          <table:table-cell office:value-type="float" office:value="0.0292825" calcext:value-type="float">
            <text:p>0.0292825</text:p>
          </table:table-cell>
          <table:table-cell office:value-type="float" office:value="0.03853361" calcext:value-type="float">
            <text:p>0.03853361</text:p>
          </table:table-cell>
          <table:table-cell office:value-type="float" office:value="0.04687692" calcext:value-type="float">
            <text:p>0.04687692</text:p>
          </table:table-cell>
          <table:table-cell office:value-type="float" office:value="0.06193488" calcext:value-type="float">
            <text:p>0.061934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float" office:value="1.51087637" calcext:value-type="float">
            <text:p>1.51087637</text:p>
          </table:table-cell>
          <table:table-cell office:value-type="float" office:value="2.42180746" calcext:value-type="float">
            <text:p>2.42180746</text:p>
          </table:table-cell>
          <table:table-cell office:value-type="float" office:value="4.049969" calcext:value-type="float">
            <text:p>4.049969</text:p>
          </table:table-cell>
          <table:table-cell office:value-type="float" office:value="6.099043" calcext:value-type="float">
            <text:p>6.099043</text:p>
          </table:table-cell>
          <table:table-cell office:value-type="float" office:value="9.205585" calcext:value-type="float">
            <text:p>9.205585</text:p>
          </table:table-cell>
          <table:table-cell office:value-type="float" office:value="12.354473" calcext:value-type="float">
            <text:p>12.354473</text:p>
          </table:table-cell>
          <table:table-cell office:value-type="float" office:value="18.767953" calcext:value-type="float">
            <text:p>18.7679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minosity/Insolation</text:p>
          </table:table-cell>
          <table:table-cell office:value-type="float" office:value="0.000522" calcext:value-type="float">
            <text:p>0.000522</text:p>
          </table:table-cell>
          <table:table-cell table:formula="of:=[.$B46]/[.C44]^2" office:value-type="float" office:value="3.91449512615618" calcext:value-type="float">
            <text:p>3.91449512615618</text:p>
          </table:table-cell>
          <table:table-cell table:formula="of:=[.$B46]/[.D44]^2" office:value-type="float" office:value="2.08701475694449" calcext:value-type="float">
            <text:p>2.08701475694449</text:p>
          </table:table-cell>
          <table:table-cell table:formula="of:=[.$B46]/[.E44]^2" office:value-type="float" office:value="1.0515388332263" calcext:value-type="float">
            <text:p>1.0515388332263</text:p>
          </table:table-cell>
          <table:table-cell table:formula="of:=[.$B46]/[.F44]^2" office:value-type="float" office:value="0.608771341045346" calcext:value-type="float">
            <text:p>0.608771341045346</text:p>
          </table:table-cell>
          <table:table-cell table:formula="of:=[.$B46]/[.G44]^2" office:value-type="float" office:value="0.351553242455251" calcext:value-type="float">
            <text:p>0.351553242455251</text:p>
          </table:table-cell>
          <table:table-cell table:formula="of:=[.$B46]/[.H44]^2" office:value-type="float" office:value="0.237548539625094" calcext:value-type="float">
            <text:p>0.237548539625094</text:p>
          </table:table-cell>
          <table:table-cell table:formula="of:=[.$B46]/[.I44]^2" office:value-type="float" office:value="0.136081755143789" calcext:value-type="float">
            <text:p>0.13608175514378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00000373" calcext:value-type="float">
            <text:p>3.73E-06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3.88" calcext:value-type="float">
            <text:p>3.88</text:p>
          </table:table-cell>
          <table:table-cell office:value-type="float" office:value="2.07" calcext:value-type="float">
            <text:p>2.07</text:p>
          </table:table-cell>
          <table:table-cell office:value-type="float" office:value="1.043" calcext:value-type="float">
            <text:p>1.043</text:p>
          </table:table-cell>
          <table:table-cell office:value-type="float" office:value="0.604" calcext:value-type="float">
            <text:p>0.604</text:p>
          </table:table-cell>
          <table:table-cell office:value-type="float" office:value="0.382" calcext:value-type="float">
            <text:p>0.382</text:p>
          </table:table-cell>
          <table:table-cell office:value-type="float" office:value="0.258" calcext:value-type="float">
            <text:p>0.258</text:p>
          </table:table-cell>
          <table:table-cell office:value-type="float" office:value="0.15" calcext:value-type="float">
            <text:p>0.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0.121" calcext:value-type="float">
            <text:p>0.121</text:p>
          </table:table-cell>
          <table:table-cell office:value-type="float" office:value="1.121" calcext:value-type="float">
            <text:p>1.121</text:p>
          </table:table-cell>
          <table:table-cell office:value-type="float" office:value="1.095" calcext:value-type="float">
            <text:p>1.095</text:p>
          </table:table-cell>
          <table:table-cell office:value-type="float" office:value="0.784" calcext:value-type="float">
            <text:p>0.784</text:p>
          </table:table-cell>
          <table:table-cell office:value-type="float" office:value="0.91" calcext:value-type="float">
            <text:p>0.91</text:p>
          </table:table-cell>
          <table:table-cell office:value-type="float" office:value="1.046" calcext:value-type="float">
            <text:p>1.046</text:p>
          </table:table-cell>
          <table:table-cell office:value-type="float" office:value="1.148" calcext:value-type="float">
            <text:p>1.148</text:p>
          </table:table-cell>
          <table:table-cell office:value-type="float" office:value="0.773" calcext:value-type="float">
            <text:p>0.7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 200 km orbit</text:p>
          </table:table-cell>
          <table:table-cell/>
          <table:table-cell table:formula="of:=1.2*SQRT(0.00000000006674*5.97236473041977E+024*[.C43]/[.C49]/6378100)" office:value-type="float" office:value="9035.65242131042" calcext:value-type="float">
            <text:p>9035.65242131042</text:p>
          </table:table-cell>
          <table:table-cell table:formula="of:=1.2*SQRT(0.00000000006674*5.97236473041977E+024*[.D43]/[.D49]/6378100)" office:value-type="float" office:value="9747.06144063304" calcext:value-type="float">
            <text:p>9747.06144063304</text:p>
          </table:table-cell>
          <table:table-cell table:formula="of:=1.2*SQRT(0.00000000006674*5.97236473041977E+024*[.E43]/[.E49]/6378100)" office:value-type="float" office:value="5838.77902904826" calcext:value-type="float">
            <text:p>5838.77902904826</text:p>
          </table:table-cell>
          <table:table-cell table:formula="of:=1.2*SQRT(0.00000000006674*5.97236473041977E+024*[.F43]/[.F49]/6378100)" office:value-type="float" office:value="8737.55253948201" calcext:value-type="float">
            <text:p>8737.55253948201</text:p>
          </table:table-cell>
          <table:table-cell table:formula="of:=1.2*SQRT(0.00000000006674*5.97236473041977E+024*[.G43]/[.G49]/6378100)" office:value-type="float" office:value="8964.15674812077" calcext:value-type="float">
            <text:p>8964.15674812077</text:p>
          </table:table-cell>
          <table:table-cell table:formula="of:=1.2*SQRT(0.00000000006674*5.97236473041977E+024*[.H43]/[.H49]/6378100)" office:value-type="float" office:value="9486.40902552006" calcext:value-type="float">
            <text:p>9486.40902552006</text:p>
          </table:table-cell>
          <table:table-cell table:formula="of:=1.2*SQRT(0.00000000006674*5.97236473041977E+024*[.I43]/[.I49]/6378100)" office:value-type="float" office:value="6207.6338995899" calcext:value-type="float">
            <text:p>6207.6338995899</text:p>
          </table:table-cell>
          <table:table-cell table:number-columns-repeated="1015"/>
        </table:table-row>
      </table:table>
      <table:table table:name="Sheet2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Star</text:p>
          </table:table-cell>
          <table:table-cell office:value-type="string" calcext:value-type="string">
            <text:p>Inner Planet</text:p>
          </table:table-cell>
          <table:table-cell office:value-type="string" calcext:value-type="string">
            <text:p>Outer Planet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Inner Planet</text:p>
          </table:table-cell>
          <table:table-cell office:value-type="string" calcext:value-type="string">
            <text:p>Outer Plan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epler-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Escape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table:style-name="ce7" office:value-type="float" office:value="1.98847542E+030" calcext:value-type="float">
            <text:p>1.99E+30</text:p>
          </table:table-cell>
          <table:table-cell table:style-name="ce7" office:value-type="float" office:value="5.97236473041977E+024" calcext:value-type="float">
            <text:p>5.97E+24</text:p>
          </table:table-cell>
          <table:table-cell table:style-name="ce7" office:value-type="float" office:value="6.4171E+023" calcext:value-type="float">
            <text:p>6.42E+23</text:p>
          </table:table-cell>
          <table:table-cell/>
          <table:table-cell office:value-type="string" calcext:value-type="string">
            <text:p>Mass</text:p>
          </table:table-cell>
          <table:table-cell table:style-name="ce11" table:formula="of:=0.69*1.98847542E+030" office:value-type="float" office:value="1.3720480398E+030" calcext:value-type="float">
            <text:p>1.372E+30</text:p>
          </table:table-cell>
          <table:table-cell table:style-name="ce11" table:formula="of:=5.97236473041977E+024*4.5" office:value-type="float" office:value="2.6875641286889E+025" calcext:value-type="float">
            <text:p>2.688E+25</text:p>
          </table:table-cell>
          <table:table-cell table:style-name="ce11" table:formula="of:=5.97236473041977E+024*2.5" office:value-type="float" office:value="1.49309118260494E+025" calcext:value-type="float">
            <text:p>1.493E+25</text:p>
          </table:table-cell>
          <table:table-cell/>
          <table:table-cell table:style-name="ce7" office:value-type="float" office:value="3.3011E+021" calcext:value-type="float">
            <text:p>3.30E+21</text:p>
          </table:table-cell>
          <table:table-cell table:style-name="ce7" office:value-type="float" office:value="4.8675E+024" calcext:value-type="float">
            <text:p>4.87E+24</text:p>
          </table:table-cell>
          <table:table-cell table:style-name="ce7" office:value-type="float" office:value="1.8982E+027" calcext:value-type="float">
            <text:p>1.90E+27</text:p>
          </table:table-cell>
          <table:table-cell/>
        </table:table-row>
        <table:table-row table:style-name="ro1">
          <table:table-cell office:value-type="string" calcext:value-type="string">
            <text:p>Radius</text:p>
          </table:table-cell>
          <table:table-cell/>
          <table:table-cell office:value-type="float" office:value="6378100" calcext:value-type="float">
            <text:p>6378100</text:p>
          </table:table-cell>
          <table:table-cell office:value-type="float" office:value="3389500" calcext:value-type="float">
            <text:p>3389500</text:p>
          </table:table-cell>
          <table:table-cell/>
          <table:table-cell office:value-type="string" calcext:value-type="string">
            <text:p>Radius</text:p>
          </table:table-cell>
          <table:table-cell/>
          <table:table-cell table:formula="of:=6378100*1.61" office:value-type="float" office:value="10268741" calcext:value-type="float">
            <text:p>10268741</text:p>
          </table:table-cell>
          <table:table-cell table:formula="of:=6378100*1.41" office:value-type="float" office:value="8993121" calcext:value-type="float">
            <text:p>8993121</text:p>
          </table:table-cell>
          <table:table-cell/>
          <table:table-cell table:style-name="ce7" office:value-type="float" office:value="2439700" calcext:value-type="float">
            <text:p>2.44E+06</text:p>
          </table:table-cell>
          <table:table-cell table:style-name="ce7" office:value-type="float" office:value="6051800" calcext:value-type="float">
            <text:p>6.05E+06</text:p>
          </table:table-cell>
          <table:table-cell table:style-name="ce7" office:value-type="float" office:value="69911000" calcext:value-type="float">
            <text:p>6.99E+07</text:p>
          </table:table-cell>
          <table:table-cell/>
        </table:table-row>
        <table:table-row table:style-name="ro1">
          <table:table-cell office:value-type="string" calcext:value-type="string">
            <text:p>SMA (au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string" calcext:value-type="string">
            <text:p>SMA (au)</text:p>
          </table:table-cell>
          <table:table-cell/>
          <table:table-cell office:value-type="float" office:value="0.427" calcext:value-type="float">
            <text:p>0.427</text:p>
          </table:table-cell>
          <table:table-cell office:value-type="float" office:value="0.718" calcext:value-type="float">
            <text:p>0.718</text:p>
          </table:table-cell>
          <table:table-cell/>
          <table:table-cell office:value-type="float" office:value="0.387098" calcext:value-type="float">
            <text:p>0.387098</text:p>
          </table:table-cell>
          <table:table-cell office:value-type="float" office:value="0.723332" calcext:value-type="float">
            <text:p>0.723332</text:p>
          </table:table-cell>
          <table:table-cell office:value-type="float" office:value="5.2044" calcext:value-type="float">
            <text:p>5.2044</text:p>
          </table:table-cell>
          <table:table-cell/>
        </table:table-row>
        <table:table-row table:style-name="ro1">
          <table:table-cell office:value-type="string" calcext:value-type="string">
            <text:p>SMA (m)</text:p>
          </table:table-cell>
          <table:table-cell/>
          <table:table-cell table:formula="of:=[.C5]*149597870700" office:value-type="float" office:value="149597870700" calcext:value-type="float">
            <text:p>149597870700</text:p>
          </table:table-cell>
          <table:table-cell table:formula="of:=[.D5]*149597870700" office:value-type="float" office:value="227388763464" calcext:value-type="float">
            <text:p>227388763464</text:p>
          </table:table-cell>
          <table:table-cell/>
          <table:table-cell office:value-type="string" calcext:value-type="string">
            <text:p>SMA (m)</text:p>
          </table:table-cell>
          <table:table-cell/>
          <table:table-cell table:formula="of:=[.H5]*149597870700" office:value-type="float" office:value="63878290788.9" calcext:value-type="float">
            <text:p>63878290788.9</text:p>
          </table:table-cell>
          <table:table-cell table:formula="of:=[.I5]*149597870700" office:value-type="float" office:value="107411271162.6" calcext:value-type="float">
            <text:p>10741127116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face to 200 km</text:p>
          </table:table-cell>
          <table:table-cell/>
          <table:table-cell table:formula="of:=1.2*SQRT([.C3]*0.00000000006674/([.C4]+200000))" office:value-type="float" office:value="9341.08389429781" calcext:value-type="float">
            <text:p>9341.08389429781</text:p>
          </table:table-cell>
          <table:table-cell table:formula="of:=1.2*SQRT([.D3]*0.00000000006674/([.D4]+200000))" office:value-type="float" office:value="4145.02135086953" calcext:value-type="float">
            <text:p>4145.02135086953</text:p>
          </table:table-cell>
          <table:table-cell/>
          <table:table-cell office:value-type="string" calcext:value-type="string">
            <text:p>Surface to 200 km</text:p>
          </table:table-cell>
          <table:table-cell/>
          <table:table-cell table:formula="of:=1.2*SQRT([.H3]*0.00000000006674/([.H4]+200000))" office:value-type="float" office:value="15707.480797582" calcext:value-type="float">
            <text:p>15707.480797582</text:p>
          </table:table-cell>
          <table:table-cell table:formula="of:=1.2*SQRT([.I3]*0.00000000006674/([.I4]+200000))" office:value-type="float" office:value="12493.5547522811" calcext:value-type="float">
            <text:p>12493.55475228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fer SMA</text:p>
          </table:table-cell>
          <table:table-cell table:formula="of:=([.C6]+[.D6])/2" office:value-type="float" office:value="188493317082" calcext:value-type="float">
            <text:p>188493317082</text:p>
          </table:table-cell>
          <table:table-cell table:number-columns-repeated="3"/>
          <table:table-cell office:value-type="string" calcext:value-type="string">
            <text:p>xfer SMA</text:p>
          </table:table-cell>
          <table:table-cell table:formula="of:=([.H6]+[.I6])/2" office:value-type="float" office:value="85644780975.75" calcext:value-type="float">
            <text:p>85644780975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fer Time</text:p>
          </table:table-cell>
          <table:table-cell table:formula="of:=PI()*SQRT([.B8]^3/0.00000000006674/[.B3])/86400" office:value-type="float" office:value="258.301454279869" calcext:value-type="float">
            <text:p>258.301454279869</text:p>
          </table:table-cell>
          <table:table-cell table:number-columns-repeated="3"/>
          <table:table-cell office:value-type="string" calcext:value-type="string">
            <text:p>xfer Time</text:p>
          </table:table-cell>
          <table:table-cell table:formula="of:=PI()*SQRT([.G8]^3/0.00000000006674/[.G3])/86400" office:value-type="float" office:value="95.237881179664" calcext:value-type="float">
            <text:p>95.2378811796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fer velocity</text:p>
          </table:table-cell>
          <table:table-cell/>
          <table:table-cell table:formula="of:=SQRT([.$B3]*0.00000000006674*(2/[.C6]-1/[.$B8]))" office:value-type="float" office:value="32713.5013915729" calcext:value-type="float">
            <text:p>32713.5013915729</text:p>
          </table:table-cell>
          <table:table-cell table:formula="of:=SQRT([.$B3]*0.00000000006674*(2/[.D6]-1/[.$B8]))" office:value-type="float" office:value="21522.0403891927" calcext:value-type="float">
            <text:p>21522.0403891927</text:p>
          </table:table-cell>
          <table:table-cell/>
          <table:table-cell office:value-type="string" calcext:value-type="string">
            <text:p>xfer velocity</text:p>
          </table:table-cell>
          <table:table-cell/>
          <table:table-cell table:formula="of:=SQRT([.$G3]*0.00000000006674*(2/[.H6]-1/[.$G8]))" office:value-type="float" office:value="42400.9505799604" calcext:value-type="float">
            <text:p>42400.9505799604</text:p>
          </table:table-cell>
          <table:table-cell table:formula="of:=SQRT([.$G3]*0.00000000006674*(2/[.I6]-1/[.$G8]))" office:value-type="float" office:value="25216.1642028456" calcext:value-type="float">
            <text:p>25216.1642028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rcular velocity</text:p>
          </table:table-cell>
          <table:table-cell/>
          <table:table-cell table:formula="of:=SQRT([.$B3]*0.00000000006674/[.C6])" office:value-type="float" office:value="29784.5133544077" calcext:value-type="float">
            <text:p>29784.5133544077</text:p>
          </table:table-cell>
          <table:table-cell table:formula="of:=SQRT([.$B3]*0.00000000006674/[.D6])" office:value-type="float" office:value="24158.430420201" calcext:value-type="float">
            <text:p>24158.430420201</text:p>
          </table:table-cell>
          <table:table-cell/>
          <table:table-cell office:value-type="string" calcext:value-type="string">
            <text:p>circular velocity</text:p>
          </table:table-cell>
          <table:table-cell/>
          <table:table-cell table:formula="of:=SQRT([.$G3]*0.00000000006674/[.H6])" office:value-type="float" office:value="37861.787743484" calcext:value-type="float">
            <text:p>37861.787743484</text:p>
          </table:table-cell>
          <table:table-cell table:formula="of:=SQRT([.$G3]*0.00000000006674/[.I6])" office:value-type="float" office:value="29197.9816878315" calcext:value-type="float">
            <text:p>29197.98168783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_SOI</text:p>
          </table:table-cell>
          <table:table-cell/>
          <table:table-cell table:formula="of:=[.C10]-[.C11]" office:value-type="float" office:value="2928.98803716516" calcext:value-type="float">
            <text:p>2928.98803716516</text:p>
          </table:table-cell>
          <table:table-cell table:formula="of:=[.D10]-[.D11]" office:value-type="float" office:value="-2636.39003100829" calcext:value-type="float">
            <text:p>-2636.39003100829</text:p>
          </table:table-cell>
          <table:table-cell/>
          <table:table-cell office:value-type="string" calcext:value-type="string">
            <text:p>V_SOI</text:p>
          </table:table-cell>
          <table:table-cell/>
          <table:table-cell table:formula="of:=[.H10]-[.H11]" office:value-type="float" office:value="4539.16283647645" calcext:value-type="float">
            <text:p>4539.16283647645</text:p>
          </table:table-cell>
          <table:table-cell table:formula="of:=[.I10]-[.I11]" office:value-type="float" office:value="-3981.81748498598" calcext:value-type="float">
            <text:p>-3981.81748498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I_size</text:p>
          </table:table-cell>
          <table:table-cell/>
          <table:table-cell table:formula="of:=[.C6]*([.C3]/[.$B3])^0.4" office:value-type="float" office:value="924646755.501754" calcext:value-type="float">
            <text:p>924646755.501754</text:p>
          </table:table-cell>
          <table:table-cell table:formula="of:=[.D6]*([.D3]/[.$B3])^0.4" office:value-type="float" office:value="575832843.719493" calcext:value-type="float">
            <text:p>575832843.719493</text:p>
          </table:table-cell>
          <table:table-cell/>
          <table:table-cell office:value-type="string" calcext:value-type="string">
            <text:p>SOI_size</text:p>
          </table:table-cell>
          <table:table-cell/>
          <table:table-cell table:formula="of:=[.H6]*([.H3]/[.$G3])^0.4" office:value-type="float" office:value="835889932.012584" calcext:value-type="float">
            <text:p>835889932.012584</text:p>
          </table:table-cell>
          <table:table-cell table:formula="of:=[.I6]*([.I3]/[.$G3])^0.4" office:value-type="float" office:value="1111057822.79287" calcext:value-type="float">
            <text:p>1111057822.79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_xfer at 200 km</text:p>
          </table:table-cell>
          <table:table-cell/>
          <table:table-cell table:formula="of:=SQRT([.C12]^2+2*0.00000000006674*[.C3]*(1/(200000+[.C4])-1/[.C13]))" office:value-type="float" office:value="11353.6554257432" calcext:value-type="float">
            <text:p>11353.6554257432</text:p>
          </table:table-cell>
          <table:table-cell table:formula="of:=SQRT([.D12]^2+2*0.00000000006674*[.D3]*(1/(200000+[.D4])-1/[.D13]))" office:value-type="float" office:value="5537.56105180301" calcext:value-type="float">
            <text:p>5537.56105180301</text:p>
          </table:table-cell>
          <table:table-cell/>
          <table:table-cell office:value-type="string" calcext:value-type="string">
            <text:p>V_xfer at 200 km</text:p>
          </table:table-cell>
          <table:table-cell/>
          <table:table-cell table:formula="of:=SQRT([.H12]^2+2*0.00000000006674*[.H3]*(1/(200000+[.H4])-1/[.H13]))" office:value-type="float" office:value="18946.9226752365" calcext:value-type="float">
            <text:p>18946.9226752365</text:p>
          </table:table-cell>
          <table:table-cell table:formula="of:=SQRT([.I12]^2+2*0.00000000006674*[.I3]*(1/(200000+[.I4])-1/[.I13]))" office:value-type="float" office:value="15193.7900939033" calcext:value-type="float">
            <text:p>15193.79009390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V_xfer</text:p>
          </table:table-cell>
          <table:table-cell/>
          <table:table-cell table:formula="of:=[.C14]-SQRT([.C3]*0.00000000006674/(200000+[.C4]))" office:value-type="float" office:value="3569.41884716167" calcext:value-type="float">
            <text:p>3569.41884716167</text:p>
          </table:table-cell>
          <table:table-cell table:formula="of:=[.D14]-SQRT([.D3]*0.00000000006674/(200000+[.D4]))" office:value-type="float" office:value="2083.37659274507" calcext:value-type="float">
            <text:p>2083.37659274507</text:p>
          </table:table-cell>
          <table:table-cell/>
          <table:table-cell office:value-type="string" calcext:value-type="string">
            <text:p>dV_xfer</text:p>
          </table:table-cell>
          <table:table-cell/>
          <table:table-cell table:formula="of:=[.H14]-SQRT([.H3]*0.00000000006674/(200000+[.H4]))" office:value-type="float" office:value="5857.35534391819" calcext:value-type="float">
            <text:p>5857.35534391819</text:p>
          </table:table-cell>
          <table:table-cell table:formula="of:=[.I14]-SQRT([.I3]*0.00000000006674/(200000+[.I4]))" office:value-type="float" office:value="4782.49446700237" calcext:value-type="float">
            <text:p>4782.49446700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bound dV</text:p>
          </table:table-cell>
          <table:table-cell/>
          <table:table-cell table:formula="of:=[.C15]+[.C7]" office:value-type="float" office:value="12910.5027414595" calcext:value-type="float">
            <text:p>12910.5027414595</text:p>
          </table:table-cell>
          <table:table-cell table:formula="of:=[.D15]+[.D7]" office:value-type="float" office:value="6228.39794361459" calcext:value-type="float">
            <text:p>6228.39794361459</text:p>
          </table:table-cell>
          <table:table-cell/>
          <table:table-cell office:value-type="string" calcext:value-type="string">
            <text:p>Outbound dV</text:p>
          </table:table-cell>
          <table:table-cell/>
          <table:table-cell table:formula="of:=[.H15]+[.H7]" office:value-type="float" office:value="21564.8361415002" calcext:value-type="float">
            <text:p>21564.8361415002</text:p>
          </table:table-cell>
          <table:table-cell table:formula="of:=[.I15]+[.I7]" office:value-type="float" office:value="17276.0492192835" calcext:value-type="float">
            <text:p>17276.049219283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tar</text:p>
          </table:table-cell>
          <table:table-cell office:value-type="string" calcext:value-type="string">
            <text:p>Inner Planet</text:p>
          </table:table-cell>
          <table:table-cell office:value-type="string" calcext:value-type="string">
            <text:p>Outer Planet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Inner Planet</text:p>
          </table:table-cell>
          <table:table-cell office:value-type="string" calcext:value-type="string">
            <text:p>Outer Plan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ol-A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ol-K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</text:p>
          </table:table-cell>
          <table:table-cell table:style-name="ce7" table:formula="of:=[.B3]*2" office:value-type="float" office:value="3.97695084E+030" calcext:value-type="float">
            <text:p>3.98E+30</text:p>
          </table:table-cell>
          <table:table-cell table:style-name="ce7" office:value-type="float" office:value="5.97236473041977E+024" calcext:value-type="float">
            <text:p>5.97E+24</text:p>
          </table:table-cell>
          <table:table-cell table:style-name="ce7" office:value-type="float" office:value="6.4171E+023" calcext:value-type="float">
            <text:p>6.42E+23</text:p>
          </table:table-cell>
          <table:table-cell/>
          <table:table-cell office:value-type="string" calcext:value-type="string">
            <text:p>Mass</text:p>
          </table:table-cell>
          <table:table-cell table:style-name="ce7" table:formula="of:=[.B3]*0.5" office:value-type="float" office:value="9.9423771E+029" calcext:value-type="float">
            <text:p>9.94E+29</text:p>
          </table:table-cell>
          <table:table-cell table:style-name="ce7" office:value-type="float" office:value="5.97236473041977E+024" calcext:value-type="float">
            <text:p>5.97E+24</text:p>
          </table:table-cell>
          <table:table-cell table:style-name="ce7" office:value-type="float" office:value="6.4171E+023" calcext:value-type="float">
            <text:p>6.42E+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ius</text:p>
          </table:table-cell>
          <table:table-cell/>
          <table:table-cell office:value-type="float" office:value="6378100" calcext:value-type="float">
            <text:p>6378100</text:p>
          </table:table-cell>
          <table:table-cell office:value-type="float" office:value="3389500" calcext:value-type="float">
            <text:p>3389500</text:p>
          </table:table-cell>
          <table:table-cell/>
          <table:table-cell office:value-type="string" calcext:value-type="string">
            <text:p>Radius</text:p>
          </table:table-cell>
          <table:table-cell/>
          <table:table-cell office:value-type="float" office:value="6378100" calcext:value-type="float">
            <text:p>6378100</text:p>
          </table:table-cell>
          <table:table-cell office:value-type="float" office:value="3389500" calcext:value-type="float">
            <text:p>3389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 (au)</text:p>
          </table:table-cell>
          <table:table-cell/>
          <table:table-cell table:formula="of:=1*2^2" office:value-type="float" office:value="4" calcext:value-type="float">
            <text:p>4</text:p>
          </table:table-cell>
          <table:table-cell table:formula="of:=1.52*2^2" office:value-type="float" office:value="6.08" calcext:value-type="float">
            <text:p>6.08</text:p>
          </table:table-cell>
          <table:table-cell/>
          <table:table-cell office:value-type="string" calcext:value-type="string">
            <text:p>SMA (au)</text:p>
          </table:table-cell>
          <table:table-cell/>
          <table:table-cell table:formula="of:=1*0.5^2" office:value-type="float" office:value="0.25" calcext:value-type="float">
            <text:p>0.25</text:p>
          </table:table-cell>
          <table:table-cell table:formula="of:=1.52*0.5^2" office:value-type="float" office:value="0.38" calcext:value-type="float">
            <text:p>0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 (m)</text:p>
          </table:table-cell>
          <table:table-cell/>
          <table:table-cell table:formula="of:=[.C22]*149597870700" office:value-type="float" office:value="598391482800" calcext:value-type="float">
            <text:p>598391482800</text:p>
          </table:table-cell>
          <table:table-cell table:formula="of:=[.D22]*149597870700" office:value-type="float" office:value="909555053856" calcext:value-type="float">
            <text:p>909555053856</text:p>
          </table:table-cell>
          <table:table-cell/>
          <table:table-cell office:value-type="string" calcext:value-type="string">
            <text:p>SMA (m)</text:p>
          </table:table-cell>
          <table:table-cell/>
          <table:table-cell table:formula="of:=[.H22]*149597870700" office:value-type="float" office:value="37399467675" calcext:value-type="float">
            <text:p>37399467675</text:p>
          </table:table-cell>
          <table:table-cell table:formula="of:=[.I22]*149597870700" office:value-type="float" office:value="56847190866" calcext:value-type="float">
            <text:p>568471908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face to 200 km</text:p>
          </table:table-cell>
          <table:table-cell/>
          <table:table-cell table:formula="of:=1.2*SQRT([.C20]*0.00000000006674/([.C21]+200000))" office:value-type="float" office:value="9341.08389429781" calcext:value-type="float">
            <text:p>9341.08389429781</text:p>
          </table:table-cell>
          <table:table-cell table:formula="of:=1.2*SQRT([.D20]*0.00000000006674/([.D21]+200000))" office:value-type="float" office:value="4145.02135086953" calcext:value-type="float">
            <text:p>4145.02135086953</text:p>
          </table:table-cell>
          <table:table-cell/>
          <table:table-cell office:value-type="string" calcext:value-type="string">
            <text:p>Surface to 200 km</text:p>
          </table:table-cell>
          <table:table-cell/>
          <table:table-cell table:formula="of:=1.2*SQRT([.H20]*0.00000000006674/([.H21]+200000))" office:value-type="float" office:value="9341.08389429781" calcext:value-type="float">
            <text:p>9341.08389429781</text:p>
          </table:table-cell>
          <table:table-cell table:formula="of:=1.2*SQRT([.I20]*0.00000000006674/([.I21]+200000))" office:value-type="float" office:value="4145.02135086953" calcext:value-type="float">
            <text:p>4145.021350869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fer SMA</text:p>
          </table:table-cell>
          <table:table-cell table:formula="of:=([.C23]+[.D23])/2" office:value-type="float" office:value="753973268328" calcext:value-type="float">
            <text:p>753973268328</text:p>
          </table:table-cell>
          <table:table-cell table:number-columns-repeated="3"/>
          <table:table-cell office:value-type="string" calcext:value-type="string">
            <text:p>xfer SMA</text:p>
          </table:table-cell>
          <table:table-cell table:formula="of:=([.H23]+[.I23])/2" office:value-type="float" office:value="47123329270.5" calcext:value-type="float">
            <text:p>4712332927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fer Time</text:p>
          </table:table-cell>
          <table:table-cell table:formula="of:=PI()*SQRT([.B25]^3/0.00000000006674/[.B20])/86400" office:value-type="float" office:value="1461.17367929314" calcext:value-type="float">
            <text:p>1461.17367929314</text:p>
          </table:table-cell>
          <table:table-cell table:number-columns-repeated="3"/>
          <table:table-cell office:value-type="string" calcext:value-type="string">
            <text:p>xfer Time</text:p>
          </table:table-cell>
          <table:table-cell table:formula="of:=PI()*SQRT([.G25]^3/0.00000000006674/[.G20])/86400" office:value-type="float" office:value="45.6616774779106" calcext:value-type="float">
            <text:p>45.6616774779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fer velocity</text:p>
          </table:table-cell>
          <table:table-cell/>
          <table:table-cell table:formula="of:=SQRT([.$B20]*0.00000000006674*(2/[.C23]-1/[.$B25]))" office:value-type="float" office:value="23131.9386703367" calcext:value-type="float">
            <text:p>23131.9386703367</text:p>
          </table:table-cell>
          <table:table-cell table:formula="of:=SQRT([.$B20]*0.00000000006674*(2/[.D23]-1/[.$B25]))" office:value-type="float" office:value="15218.3807041689" calcext:value-type="float">
            <text:p>15218.3807041689</text:p>
          </table:table-cell>
          <table:table-cell/>
          <table:table-cell office:value-type="string" calcext:value-type="string">
            <text:p>xfer velocity</text:p>
          </table:table-cell>
          <table:table-cell/>
          <table:table-cell table:formula="of:=SQRT([.$G20]*0.00000000006674*(2/[.H23]-1/[.$G25]))" office:value-type="float" office:value="46263.8773406735" calcext:value-type="float">
            <text:p>46263.8773406735</text:p>
          </table:table-cell>
          <table:table-cell table:formula="of:=SQRT([.$G20]*0.00000000006674*(2/[.I23]-1/[.$G25]))" office:value-type="float" office:value="30436.7614083378" calcext:value-type="float">
            <text:p>30436.76140833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rcular velocity</text:p>
          </table:table-cell>
          <table:table-cell/>
          <table:table-cell table:formula="of:=SQRT([.$B20]*0.00000000006674/[.C23])" office:value-type="float" office:value="21060.831367243" calcext:value-type="float">
            <text:p>21060.831367243</text:p>
          </table:table-cell>
          <table:table-cell table:formula="of:=SQRT([.$B20]*0.00000000006674/[.D23])" office:value-type="float" office:value="17082.5899729475" calcext:value-type="float">
            <text:p>17082.5899729475</text:p>
          </table:table-cell>
          <table:table-cell/>
          <table:table-cell office:value-type="string" calcext:value-type="string">
            <text:p>circular velocity</text:p>
          </table:table-cell>
          <table:table-cell/>
          <table:table-cell table:formula="of:=SQRT([.$G20]*0.00000000006674/[.H23])" office:value-type="float" office:value="42121.6627344859" calcext:value-type="float">
            <text:p>42121.6627344859</text:p>
          </table:table-cell>
          <table:table-cell table:formula="of:=SQRT([.$G20]*0.00000000006674/[.I23])" office:value-type="float" office:value="34165.179945895" calcext:value-type="float">
            <text:p>34165.1799458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_SOI</text:p>
          </table:table-cell>
          <table:table-cell/>
          <table:table-cell table:formula="of:=[.C27]-[.C28]" office:value-type="float" office:value="2071.10730309376" calcext:value-type="float">
            <text:p>2071.10730309376</text:p>
          </table:table-cell>
          <table:table-cell table:formula="of:=[.D27]-[.D28]" office:value-type="float" office:value="-1864.20926877857" calcext:value-type="float">
            <text:p>-1864.20926877857</text:p>
          </table:table-cell>
          <table:table-cell/>
          <table:table-cell office:value-type="string" calcext:value-type="string">
            <text:p>V_SOI</text:p>
          </table:table-cell>
          <table:table-cell/>
          <table:table-cell table:formula="of:=[.H27]-[.H28]" office:value-type="float" office:value="4142.21460618752" calcext:value-type="float">
            <text:p>4142.21460618752</text:p>
          </table:table-cell>
          <table:table-cell table:formula="of:=[.I27]-[.I28]" office:value-type="float" office:value="-3728.41853755715" calcext:value-type="float">
            <text:p>-3728.41853755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I_size</text:p>
          </table:table-cell>
          <table:table-cell/>
          <table:table-cell table:formula="of:=[.C23]*([.C20]/[.$B20])^0.4" office:value-type="float" office:value="2803004810.96819" calcext:value-type="float">
            <text:p>2803004810.96819</text:p>
          </table:table-cell>
          <table:table-cell table:formula="of:=[.D23]*([.D20]/[.$B20])^0.4" office:value-type="float" office:value="1745598761.53286" calcext:value-type="float">
            <text:p>1745598761.53286</text:p>
          </table:table-cell>
          <table:table-cell/>
          <table:table-cell office:value-type="string" calcext:value-type="string">
            <text:p>SOI_size</text:p>
          </table:table-cell>
          <table:table-cell/>
          <table:table-cell table:formula="of:=[.H23]*([.H20]/[.$G20])^0.4" office:value-type="float" office:value="305019677.138763" calcext:value-type="float">
            <text:p>305019677.138763</text:p>
          </table:table-cell>
          <table:table-cell table:formula="of:=[.I23]*([.I20]/[.$G20])^0.4" office:value-type="float" office:value="189953998.142681" calcext:value-type="float">
            <text:p>189953998.1426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_xfer at 200 km</text:p>
          </table:table-cell>
          <table:table-cell/>
          <table:table-cell table:formula="of:=SQRT([.C29]^2+2*0.00000000006674*[.C20]*(1/(200000+[.C21])-1/[.C30]))" office:value-type="float" office:value="11189.0016415344" calcext:value-type="float">
            <text:p>11189.0016415344</text:p>
          </table:table-cell>
          <table:table-cell table:formula="of:=SQRT([.D29]^2+2*0.00000000006674*[.D20]*(1/(200000+[.D21])-1/[.D30]))" office:value-type="float" office:value="5223.88623259916" calcext:value-type="float">
            <text:p>5223.88623259916</text:p>
          </table:table-cell>
          <table:table-cell/>
          <table:table-cell office:value-type="string" calcext:value-type="string">
            <text:p>V_xfer at 200 km</text:p>
          </table:table-cell>
          <table:table-cell/>
          <table:table-cell table:formula="of:=SQRT([.H29]^2+2*0.00000000006674*[.H20]*(1/(200000+[.H21])-1/[.H30]))" office:value-type="float" office:value="11650.4526477416" calcext:value-type="float">
            <text:p>11650.4526477416</text:p>
          </table:table-cell>
          <table:table-cell table:formula="of:=SQRT([.I29]^2+2*0.00000000006674*[.I20]*(1/(200000+[.I21])-1/[.I30]))" office:value-type="float" office:value="6108.43335129388" calcext:value-type="float">
            <text:p>6108.433351293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V_xfer</text:p>
          </table:table-cell>
          <table:table-cell/>
          <table:table-cell table:formula="of:=[.C31]-SQRT([.C20]*0.00000000006674/(200000+[.C21]))" office:value-type="float" office:value="3404.76506295289" calcext:value-type="float">
            <text:p>3404.76506295289</text:p>
          </table:table-cell>
          <table:table-cell table:formula="of:=[.D31]-SQRT([.D20]*0.00000000006674/(200000+[.D21]))" office:value-type="float" office:value="1769.70177354122" calcext:value-type="float">
            <text:p>1769.70177354122</text:p>
          </table:table-cell>
          <table:table-cell/>
          <table:table-cell office:value-type="string" calcext:value-type="string">
            <text:p>dV_xfer</text:p>
          </table:table-cell>
          <table:table-cell/>
          <table:table-cell table:formula="of:=[.H31]-SQRT([.H20]*0.00000000006674/(200000+[.H21]))" office:value-type="float" office:value="3866.21606916009" calcext:value-type="float">
            <text:p>3866.21606916009</text:p>
          </table:table-cell>
          <table:table-cell table:formula="of:=[.I31]-SQRT([.I20]*0.00000000006674/(200000+[.I21]))" office:value-type="float" office:value="2654.24889223594" calcext:value-type="float">
            <text:p>2654.248892235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bound dV</text:p>
          </table:table-cell>
          <table:table-cell/>
          <table:table-cell table:formula="of:=[.C32]+[.C24]" office:value-type="float" office:value="12745.8489572507" calcext:value-type="float">
            <text:p>12745.8489572507</text:p>
          </table:table-cell>
          <table:table-cell table:formula="of:=[.D32]+[.D24]" office:value-type="float" office:value="5914.72312441074" calcext:value-type="float">
            <text:p>5914.72312441074</text:p>
          </table:table-cell>
          <table:table-cell/>
          <table:table-cell office:value-type="string" calcext:value-type="string">
            <text:p>Outbound dV</text:p>
          </table:table-cell>
          <table:table-cell/>
          <table:table-cell table:formula="of:=[.H32]+[.H24]" office:value-type="float" office:value="13207.2999634579" calcext:value-type="float">
            <text:p>13207.2999634579</text:p>
          </table:table-cell>
          <table:table-cell table:formula="of:=[.I32]+[.I24]" office:value-type="float" office:value="6799.27024310547" calcext:value-type="float">
            <text:p>6799.270243105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-circ</text:p>
          </table:table-cell>
          <table:table-cell table:formula="of:=SQRT([.$I$36]/149597870700/[.B$35])" office:value-type="float" office:value="82686.9219276663" calcext:value-type="float">
            <text:p>82686.9219276663</text:p>
          </table:table-cell>
          <table:table-cell table:formula="of:=SQRT([.$I$36]/149597870700/[.C$35])" office:value-type="float" office:value="70656.0355932895" calcext:value-type="float">
            <text:p>70656.0355932895</text:p>
          </table:table-cell>
          <table:table-cell table:formula="of:=SQRT([.$I$36]/149597870700/[.D$35])" office:value-type="float" office:value="59528.4007331703" calcext:value-type="float">
            <text:p>59528.4007331703</text:p>
          </table:table-cell>
          <table:table-cell table:formula="of:=SQRT([.$I$36]/149597870700/[.E$35])" office:value-type="float" office:value="51925.5895316005" calcext:value-type="float">
            <text:p>51925.5895316005</text:p>
          </table:table-cell>
          <table:table-cell table:formula="of:=SQRT([.$I$36]/149597870700/[.F$35])" office:value-type="float" office:value="45265.3271102937" calcext:value-type="float">
            <text:p>45265.3271102937</text:p>
          </table:table-cell>
          <table:table-cell table:formula="of:=SQRT([.$I$36]/149597870700/[.G$35])" office:value-type="float" office:value="41039.8700926708" calcext:value-type="float">
            <text:p>41039.8700926708</text:p>
          </table:table-cell>
          <table:table-cell table:formula="of:=SQRT([.$I$36]/149597870700/[.H$35])" office:value-type="float" office:value="35704.0812134306" calcext:value-type="float">
            <text:p>35704.08121343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 (au)</text:p>
          </table:table-cell>
          <table:table-cell office:value-type="float" office:value="0.01154775" calcext:value-type="float">
            <text:p>0.01154775</text:p>
          </table:table-cell>
          <table:table-cell office:value-type="float" office:value="0.01581512" calcext:value-type="float">
            <text:p>0.01581512</text:p>
          </table:table-cell>
          <table:table-cell office:value-type="float" office:value="0.02228038" calcext:value-type="float">
            <text:p>0.02228038</text:p>
          </table:table-cell>
          <table:table-cell office:value-type="float" office:value="0.0292825" calcext:value-type="float">
            <text:p>0.0292825</text:p>
          </table:table-cell>
          <table:table-cell office:value-type="float" office:value="0.03853361" calcext:value-type="float">
            <text:p>0.03853361</text:p>
          </table:table-cell>
          <table:table-cell office:value-type="float" office:value="0.04687692" calcext:value-type="float">
            <text:p>0.04687692</text:p>
          </table:table-cell>
          <table:table-cell office:value-type="float" office:value="0.06193488" calcext:value-type="float">
            <text:p>0.06193488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fer S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formula="of:=0.089*1.98847542E+030*0.00000000006674" office:value-type="float" office:value="1.18112656082412E+019" calcext:value-type="float">
            <text:p>1.18112656082412E+019</text:p>
          </table:table-cell>
          <table:table-cell table:formula="of:=0.089*1.98847542E+030" office:value-type="float" office:value="1.7697431238E+029" calcext:value-type="float">
            <text:p>1.7697431238E+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formula="of:=0.5*([.B$35]+0.01154775)" office:value-type="float" office:value="0.01154775" calcext:value-type="float">
            <text:p>0.01154775</text:p>
          </table:table-cell>
          <table:table-cell table:formula="of:=0.5*([.C35]+0.01154775)" office:value-type="float" office:value="0.013681435" calcext:value-type="float">
            <text:p>0.013681435</text:p>
          </table:table-cell>
          <table:table-cell table:formula="of:=0.5*([.D35]+0.01154775)" office:value-type="float" office:value="0.016914065" calcext:value-type="float">
            <text:p>0.016914065</text:p>
          </table:table-cell>
          <table:table-cell table:formula="of:=0.5*([.E35]+0.01154775)" office:value-type="float" office:value="0.020415125" calcext:value-type="float">
            <text:p>0.020415125</text:p>
          </table:table-cell>
          <table:table-cell table:formula="of:=0.5*([.F35]+0.01154775)" office:value-type="float" office:value="0.02504068" calcext:value-type="float">
            <text:p>0.02504068</text:p>
          </table:table-cell>
          <table:table-cell table:formula="of:=0.5*([.G35]+0.01154775)" office:value-type="float" office:value="0.029212335" calcext:value-type="float">
            <text:p>0.029212335</text:p>
          </table:table-cell>
          <table:table-cell table:formula="of:=0.5*([.H35]+0.01154775)" office:value-type="float" office:value="0.036741315" calcext:value-type="float">
            <text:p>0.0367413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table:formula="of:=0.5*([.B35]+0.01581512)" office:value-type="float" office:value="0.013681435" calcext:value-type="float">
            <text:p>0.013681435</text:p>
          </table:table-cell>
          <table:table-cell table:formula="of:=0.5*([.C35]+0.01581512)" office:value-type="float" office:value="0.01581512" calcext:value-type="float">
            <text:p>0.01581512</text:p>
          </table:table-cell>
          <table:table-cell table:formula="of:=0.5*([.D35]+0.01581512)" office:value-type="float" office:value="0.01904775" calcext:value-type="float">
            <text:p>0.01904775</text:p>
          </table:table-cell>
          <table:table-cell table:formula="of:=0.5*([.E35]+0.01581512)" office:value-type="float" office:value="0.02254881" calcext:value-type="float">
            <text:p>0.02254881</text:p>
          </table:table-cell>
          <table:table-cell table:formula="of:=0.5*([.F35]+0.01581512)" office:value-type="float" office:value="0.027174365" calcext:value-type="float">
            <text:p>0.027174365</text:p>
          </table:table-cell>
          <table:table-cell table:formula="of:=0.5*([.G35]+0.01581512)" office:value-type="float" office:value="0.03134602" calcext:value-type="float">
            <text:p>0.03134602</text:p>
          </table:table-cell>
          <table:table-cell table:formula="of:=0.5*([.H35]+0.01581512)" office:value-type="float" office:value="0.038875" calcext:value-type="float">
            <text:p>0.038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formula="of:=0.5*([.B35]+0.02228038)" office:value-type="float" office:value="0.016914065" calcext:value-type="float">
            <text:p>0.016914065</text:p>
          </table:table-cell>
          <table:table-cell table:formula="of:=0.5*([.C35]+0.02228038)" office:value-type="float" office:value="0.01904775" calcext:value-type="float">
            <text:p>0.01904775</text:p>
          </table:table-cell>
          <table:table-cell table:formula="of:=0.5*([.D35]+0.02228038)" office:value-type="float" office:value="0.02228038" calcext:value-type="float">
            <text:p>0.02228038</text:p>
          </table:table-cell>
          <table:table-cell table:formula="of:=0.5*([.E35]+0.02228038)" office:value-type="float" office:value="0.02578144" calcext:value-type="float">
            <text:p>0.02578144</text:p>
          </table:table-cell>
          <table:table-cell table:formula="of:=0.5*([.F35]+0.02228038)" office:value-type="float" office:value="0.030406995" calcext:value-type="float">
            <text:p>0.030406995</text:p>
          </table:table-cell>
          <table:table-cell table:formula="of:=0.5*([.G35]+0.02228038)" office:value-type="float" office:value="0.03457865" calcext:value-type="float">
            <text:p>0.03457865</text:p>
          </table:table-cell>
          <table:table-cell table:formula="of:=0.5*([.H35]+0.02228038)" office:value-type="float" office:value="0.04210763" calcext:value-type="float">
            <text:p>0.042107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table:formula="of:=0.5*([.B35]+0.0292825)" office:value-type="float" office:value="0.020415125" calcext:value-type="float">
            <text:p>0.020415125</text:p>
          </table:table-cell>
          <table:table-cell table:formula="of:=0.5*([.C35]+0.0292825)" office:value-type="float" office:value="0.02254881" calcext:value-type="float">
            <text:p>0.02254881</text:p>
          </table:table-cell>
          <table:table-cell table:formula="of:=0.5*([.D35]+0.0292825)" office:value-type="float" office:value="0.02578144" calcext:value-type="float">
            <text:p>0.02578144</text:p>
          </table:table-cell>
          <table:table-cell table:formula="of:=0.5*([.E35]+0.0292825)" office:value-type="float" office:value="0.0292825" calcext:value-type="float">
            <text:p>0.0292825</text:p>
          </table:table-cell>
          <table:table-cell table:formula="of:=0.5*([.F35]+0.0292825)" office:value-type="float" office:value="0.033908055" calcext:value-type="float">
            <text:p>0.033908055</text:p>
          </table:table-cell>
          <table:table-cell table:formula="of:=0.5*([.G35]+0.0292825)" office:value-type="float" office:value="0.03807971" calcext:value-type="float">
            <text:p>0.03807971</text:p>
          </table:table-cell>
          <table:table-cell table:formula="of:=0.5*([.H35]+0.0292825)" office:value-type="float" office:value="0.04560869" calcext:value-type="float">
            <text:p>0.045608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formula="of:=0.5*([.B35]+0.03853361)" office:value-type="float" office:value="0.02504068" calcext:value-type="float">
            <text:p>0.02504068</text:p>
          </table:table-cell>
          <table:table-cell table:formula="of:=0.5*([.C35]+0.03853361)" office:value-type="float" office:value="0.027174365" calcext:value-type="float">
            <text:p>0.027174365</text:p>
          </table:table-cell>
          <table:table-cell table:formula="of:=0.5*([.D35]+0.03853361)" office:value-type="float" office:value="0.030406995" calcext:value-type="float">
            <text:p>0.030406995</text:p>
          </table:table-cell>
          <table:table-cell table:formula="of:=0.5*([.E35]+0.03853361)" office:value-type="float" office:value="0.033908055" calcext:value-type="float">
            <text:p>0.033908055</text:p>
          </table:table-cell>
          <table:table-cell table:formula="of:=0.5*([.F35]+0.03853361)" office:value-type="float" office:value="0.03853361" calcext:value-type="float">
            <text:p>0.03853361</text:p>
          </table:table-cell>
          <table:table-cell table:formula="of:=0.5*([.G35]+0.03853361)" office:value-type="float" office:value="0.042705265" calcext:value-type="float">
            <text:p>0.042705265</text:p>
          </table:table-cell>
          <table:table-cell table:formula="of:=0.5*([.H35]+0.03853361)" office:value-type="float" office:value="0.050234245" calcext:value-type="float">
            <text:p>0.050234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table:formula="of:=0.5*([.B35]+0.04687692)" office:value-type="float" office:value="0.029212335" calcext:value-type="float">
            <text:p>0.029212335</text:p>
          </table:table-cell>
          <table:table-cell table:formula="of:=0.5*([.C35]+0.04687692)" office:value-type="float" office:value="0.03134602" calcext:value-type="float">
            <text:p>0.03134602</text:p>
          </table:table-cell>
          <table:table-cell table:formula="of:=0.5*([.D35]+0.04687692)" office:value-type="float" office:value="0.03457865" calcext:value-type="float">
            <text:p>0.03457865</text:p>
          </table:table-cell>
          <table:table-cell table:formula="of:=0.5*([.E35]+0.04687692)" office:value-type="float" office:value="0.03807971" calcext:value-type="float">
            <text:p>0.03807971</text:p>
          </table:table-cell>
          <table:table-cell table:formula="of:=0.5*([.F35]+0.04687692)" office:value-type="float" office:value="0.042705265" calcext:value-type="float">
            <text:p>0.042705265</text:p>
          </table:table-cell>
          <table:table-cell table:formula="of:=0.5*([.G35]+0.04687692)" office:value-type="float" office:value="0.04687692" calcext:value-type="float">
            <text:p>0.04687692</text:p>
          </table:table-cell>
          <table:table-cell table:formula="of:=0.5*([.H35]+0.04687692)" office:value-type="float" office:value="0.0544059" calcext:value-type="float">
            <text:p>0.05440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table:formula="of:=0.5*([.B35]+0.06193488)" office:value-type="float" office:value="0.036741315" calcext:value-type="float">
            <text:p>0.036741315</text:p>
          </table:table-cell>
          <table:table-cell table:formula="of:=0.5*([.C35]+0.06193488)" office:value-type="float" office:value="0.038875" calcext:value-type="float">
            <text:p>0.038875</text:p>
          </table:table-cell>
          <table:table-cell table:formula="of:=0.5*([.D35]+0.06193488)" office:value-type="float" office:value="0.04210763" calcext:value-type="float">
            <text:p>0.04210763</text:p>
          </table:table-cell>
          <table:table-cell table:formula="of:=0.5*([.E35]+0.06193488)" office:value-type="float" office:value="0.04560869" calcext:value-type="float">
            <text:p>0.04560869</text:p>
          </table:table-cell>
          <table:table-cell table:formula="of:=0.5*([.F35]+0.06193488)" office:value-type="float" office:value="0.050234245" calcext:value-type="float">
            <text:p>0.050234245</text:p>
          </table:table-cell>
          <table:table-cell table:formula="of:=0.5*([.G35]+0.06193488)" office:value-type="float" office:value="0.0544059" calcext:value-type="float">
            <text:p>0.0544059</text:p>
          </table:table-cell>
          <table:table-cell table:formula="of:=0.5*([.H35]+0.06193488)" office:value-type="float" office:value="0.06193488" calcext:value-type="float">
            <text:p>0.061934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A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Pe</text:p>
          </table:table-cell>
          <table:table-cell table:formula="of:=SQRT([.$I$36]/149597870700*(2/[.B$35]-1/[.B37]))" office:value-type="float" office:value="82686.9219276663" calcext:value-type="float">
            <text:p>82686.9219276663</text:p>
          </table:table-cell>
          <table:table-cell table:formula="of:=SQRT([.$I$36]/149597870700*(2/[.C$35]-1/[.C37]))" office:value-type="float" office:value="64913.0666898807" calcext:value-type="float">
            <text:p>64913.0666898807</text:p>
          </table:table-cell>
          <table:table-cell table:formula="of:=SQRT([.$I$36]/149597870700*(2/[.D$35]-1/[.D37]))" office:value-type="float" office:value="49186.8379394531" calcext:value-type="float">
            <text:p>49186.8379394531</text:p>
          </table:table-cell>
          <table:table-cell table:formula="of:=SQRT([.$I$36]/149597870700*(2/[.E$35]-1/[.E37]))" office:value-type="float" office:value="39052.9729693838" calcext:value-type="float">
            <text:p>39052.9729693838</text:p>
          </table:table-cell>
          <table:table-cell table:formula="of:=SQRT([.$I$36]/149597870700*(2/[.F$35]-1/[.F37]))" office:value-type="float" office:value="30739.110106595" calcext:value-type="float">
            <text:p>30739.110106595</text:p>
          </table:table-cell>
          <table:table-cell table:formula="of:=SQRT([.$I$36]/149597870700*(2/[.G$35]-1/[.G37]))" office:value-type="float" office:value="25803.0787468452" calcext:value-type="float">
            <text:p>25803.0787468452</text:p>
          </table:table-cell>
          <table:table-cell table:formula="of:=SQRT([.$I$36]/149597870700*(2/[.H$35]-1/[.H37]))" office:value-type="float" office:value="20016.5488268209" calcext:value-type="float">
            <text:p>20016.5488268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table:formula="of:=SQRT([.$I$36]/149597870700*(2/[.B$35]-1/[.B38]))" office:value-type="float" office:value="88901.1226661874" calcext:value-type="float">
            <text:p>88901.1226661874</text:p>
          </table:table-cell>
          <table:table-cell table:formula="of:=SQRT([.$I$36]/149597870700*(2/[.C$35]-1/[.C38]))" office:value-type="float" office:value="70656.0355932895" calcext:value-type="float">
            <text:p>70656.0355932895</text:p>
          </table:table-cell>
          <table:table-cell table:formula="of:=SQRT([.$I$36]/149597870700*(2/[.D$35]-1/[.D38]))" office:value-type="float" office:value="54242.3653676124" calcext:value-type="float">
            <text:p>54242.3653676124</text:p>
          </table:table-cell>
          <table:table-cell table:formula="of:=SQRT([.$I$36]/149597870700*(2/[.E$35]-1/[.E38]))" office:value-type="float" office:value="43486.6415001363" calcext:value-type="float">
            <text:p>43486.6415001363</text:p>
          </table:table-cell>
          <table:table-cell table:formula="of:=SQRT([.$I$36]/149597870700*(2/[.F$35]-1/[.F38]))" office:value-type="float" office:value="34532.0377257389" calcext:value-type="float">
            <text:p>34532.0377257389</text:p>
          </table:table-cell>
          <table:table-cell table:formula="of:=SQRT([.$I$36]/149597870700*(2/[.G$35]-1/[.G38]))" office:value-type="float" office:value="29150.8363917547" calcext:value-type="float">
            <text:p>29150.8363917547</text:p>
          </table:table-cell>
          <table:table-cell table:formula="of:=SQRT([.$I$36]/149597870700*(2/[.H$35]-1/[.H38]))" office:value-type="float" office:value="22772.9297507342" calcext:value-type="float">
            <text:p>22772.92975073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formula="of:=SQRT([.$I$36]/149597870700*(2/[.B$35]-1/[.B39]))" office:value-type="float" office:value="94901.7289332929" calcext:value-type="float">
            <text:p>94901.7289332929</text:p>
          </table:table-cell>
          <table:table-cell table:formula="of:=SQRT([.$I$36]/149597870700*(2/[.C$35]-1/[.C39]))" office:value-type="float" office:value="76416.777899203" calcext:value-type="float">
            <text:p>76416.777899203</text:p>
          </table:table-cell>
          <table:table-cell table:formula="of:=SQRT([.$I$36]/149597870700*(2/[.D$35]-1/[.D39]))" office:value-type="float" office:value="59528.4007331703" calcext:value-type="float">
            <text:p>59528.4007331703</text:p>
          </table:table-cell>
          <table:table-cell table:formula="of:=SQRT([.$I$36]/149597870700*(2/[.E$35]-1/[.E39]))" office:value-type="float" office:value="48271.3169311505" calcext:value-type="float">
            <text:p>48271.3169311505</text:p>
          </table:table-cell>
          <table:table-cell table:formula="of:=SQRT([.$I$36]/149597870700*(2/[.F$35]-1/[.F39]))" office:value-type="float" office:value="38747.1896664721" calcext:value-type="float">
            <text:p>38747.1896664721</text:p>
          </table:table-cell>
          <table:table-cell table:formula="of:=SQRT([.$I$36]/149597870700*(2/[.G$35]-1/[.G39]))" office:value-type="float" office:value="32943.0084229403" calcext:value-type="float">
            <text:p>32943.0084229403</text:p>
          </table:table-cell>
          <table:table-cell table:formula="of:=SQRT([.$I$36]/149597870700*(2/[.H$35]-1/[.H39]))" office:value-type="float" office:value="25971.6032257467" calcext:value-type="float">
            <text:p>25971.60322574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table:formula="of:=SQRT([.$I$36]/149597870700*(2/[.B$35]-1/[.B40]))" office:value-type="float" office:value="99029.5668832439" calcext:value-type="float">
            <text:p>99029.5668832439</text:p>
          </table:table-cell>
          <table:table-cell table:formula="of:=SQRT([.$I$36]/149597870700*(2/[.C$35]-1/[.C40]))" office:value-type="float" office:value="80517.7311160295" calcext:value-type="float">
            <text:p>80517.7311160295</text:p>
          </table:table-cell>
          <table:table-cell table:formula="of:=SQRT([.$I$36]/149597870700*(2/[.D$35]-1/[.D40]))" office:value-type="float" office:value="63441.6844791882" calcext:value-type="float">
            <text:p>63441.6844791882</text:p>
          </table:table-cell>
          <table:table-cell table:formula="of:=SQRT([.$I$36]/149597870700*(2/[.E$35]-1/[.E40]))" office:value-type="float" office:value="51925.5895316005" calcext:value-type="float">
            <text:p>51925.5895316005</text:p>
          </table:table-cell>
          <table:table-cell table:formula="of:=SQRT([.$I$36]/149597870700*(2/[.F$35]-1/[.F40]))" office:value-type="float" office:value="42064.7487906823" calcext:value-type="float">
            <text:p>42064.7487906823</text:p>
          </table:table-cell>
          <table:table-cell table:formula="of:=SQRT([.$I$36]/149597870700*(2/[.G$35]-1/[.G40]))" office:value-type="float" office:value="35988.4578683881" calcext:value-type="float">
            <text:p>35988.4578683881</text:p>
          </table:table-cell>
          <table:table-cell table:formula="of:=SQRT([.$I$36]/149597870700*(2/[.H$35]-1/[.H40]))" office:value-type="float" office:value="28608.7009811309" calcext:value-type="float">
            <text:p>28608.70098113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formula="of:=SQRT([.$I$36]/149597870700*(2/[.B$35]-1/[.B41]))" office:value-type="float" office:value="102573.131613915" calcext:value-type="float">
            <text:p>102573.131613915</text:p>
          </table:table-cell>
          <table:table-cell table:formula="of:=SQRT([.$I$36]/149597870700*(2/[.C$35]-1/[.C41]))" office:value-type="float" office:value="84137.4630245556" calcext:value-type="float">
            <text:p>84137.4630245556</text:p>
          </table:table-cell>
          <table:table-cell table:formula="of:=SQRT([.$I$36]/149597870700*(2/[.D$35]-1/[.D41]))" office:value-type="float" office:value="67012.7302677902" calcext:value-type="float">
            <text:p>67012.7302677902</text:p>
          </table:table-cell>
          <table:table-cell table:formula="of:=SQRT([.$I$36]/149597870700*(2/[.E$35]-1/[.E41]))" office:value-type="float" office:value="55354.106536263" calcext:value-type="float">
            <text:p>55354.106536263</text:p>
          </table:table-cell>
          <table:table-cell table:formula="of:=SQRT([.$I$36]/149597870700*(2/[.F$35]-1/[.F41]))" office:value-type="float" office:value="45265.3271102937" calcext:value-type="float">
            <text:p>45265.3271102937</text:p>
          </table:table-cell>
          <table:table-cell table:formula="of:=SQRT([.$I$36]/149597870700*(2/[.G$35]-1/[.G41]))" office:value-type="float" office:value="38983.8848531298" calcext:value-type="float">
            <text:p>38983.8848531298</text:p>
          </table:table-cell>
          <table:table-cell table:formula="of:=SQRT([.$I$36]/149597870700*(2/[.H$35]-1/[.H41]))" office:value-type="float" office:value="31270.7120730284" calcext:value-type="float">
            <text:p>31270.71207302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table:formula="of:=SQRT([.$I$36]/149597870700*(2/[.B$35]-1/[.B42]))" office:value-type="float" office:value="104744.98133139" calcext:value-type="float">
            <text:p>104744.98133139</text:p>
          </table:table-cell>
          <table:table-cell table:formula="of:=SQRT([.$I$36]/149597870700*(2/[.C$35]-1/[.C42]))" office:value-type="float" office:value="86404.7459310693" calcext:value-type="float">
            <text:p>86404.7459310693</text:p>
          </table:table-cell>
          <table:table-cell table:formula="of:=SQRT([.$I$36]/149597870700*(2/[.D$35]-1/[.D42]))" office:value-type="float" office:value="69310.6118657536" calcext:value-type="float">
            <text:p>69310.6118657536</text:p>
          </table:table-cell>
          <table:table-cell table:formula="of:=SQRT([.$I$36]/149597870700*(2/[.E$35]-1/[.E42]))" office:value-type="float" office:value="57612.1594952549" calcext:value-type="float">
            <text:p>57612.1594952549</text:p>
          </table:table-cell>
          <table:table-cell table:formula="of:=SQRT([.$I$36]/149597870700*(2/[.F$35]-1/[.F42]))" office:value-type="float" office:value="47424.6885134659" calcext:value-type="float">
            <text:p>47424.6885134659</text:p>
          </table:table-cell>
          <table:table-cell table:formula="of:=SQRT([.$I$36]/149597870700*(2/[.G$35]-1/[.G42]))" office:value-type="float" office:value="41039.8700926708" calcext:value-type="float">
            <text:p>41039.8700926708</text:p>
          </table:table-cell>
          <table:table-cell table:formula="of:=SQRT([.$I$36]/149597870700*(2/[.H$35]-1/[.H42]))" office:value-type="float" office:value="33141.670621266" calcext:value-type="float">
            <text:p>33141.6706212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table:formula="of:=SQRT([.$I$36]/149597870700*(2/[.B$35]-1/[.B43]))" office:value-type="float" office:value="107356.199225243" calcext:value-type="float">
            <text:p>107356.199225243</text:p>
          </table:table-cell>
          <table:table-cell table:formula="of:=SQRT([.$I$36]/149597870700*(2/[.C$35]-1/[.C43]))" office:value-type="float" office:value="89182.9256660812" calcext:value-type="float">
            <text:p>89182.9256660812</text:p>
          </table:table-cell>
          <table:table-cell table:formula="of:=SQRT([.$I$36]/149597870700*(2/[.D$35]-1/[.D43]))" office:value-type="float" office:value="72195.7223886771" calcext:value-type="float">
            <text:p>72195.7223886771</text:p>
          </table:table-cell>
          <table:table-cell table:formula="of:=SQRT([.$I$36]/149597870700*(2/[.E$35]-1/[.E43]))" office:value-type="float" office:value="60509.7400229565" calcext:value-type="float">
            <text:p>60509.7400229565</text:p>
          </table:table-cell>
          <table:table-cell table:formula="of:=SQRT([.$I$36]/149597870700*(2/[.F$35]-1/[.F43]))" office:value-type="float" office:value="50261.2602286047" calcext:value-type="float">
            <text:p>50261.2602286047</text:p>
          </table:table-cell>
          <table:table-cell table:formula="of:=SQRT([.$I$36]/149597870700*(2/[.G$35]-1/[.G43]))" office:value-type="float" office:value="43787.5481778163" calcext:value-type="float">
            <text:p>43787.5481778163</text:p>
          </table:table-cell>
          <table:table-cell table:formula="of:=SQRT([.$I$36]/149597870700*(2/[.H$35]-1/[.H43]))" office:value-type="float" office:value="35704.0812134306" calcext:value-type="float">
            <text:p>35704.08121343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SOI</text:p>
          </table:table-cell>
          <table:table-cell table:number-columns-repeated="13"/>
        </table:table-row>
        <table:table-row table:style-name="ro1">
          <table:table-cell/>
          <table:table-cell table:formula="of:=[.B45]-[.B$34]" office:value-type="float" office:value="0" calcext:value-type="float">
            <text:p>0</text:p>
          </table:table-cell>
          <table:table-cell table:formula="of:=[.C45]-[.C$34]" office:value-type="float" office:value="-5742.96890340882" calcext:value-type="float">
            <text:p>-5742.96890340882</text:p>
          </table:table-cell>
          <table:table-cell table:formula="of:=[.D45]-[.D$34]" office:value-type="float" office:value="-10341.5627937171" calcext:value-type="float">
            <text:p>-10341.5627937171</text:p>
          </table:table-cell>
          <table:table-cell table:formula="of:=[.E45]-[.E$34]" office:value-type="float" office:value="-12872.6165622168" calcext:value-type="float">
            <text:p>-12872.6165622168</text:p>
          </table:table-cell>
          <table:table-cell table:formula="of:=[.F45]-[.F$34]" office:value-type="float" office:value="-14526.2170036987" calcext:value-type="float">
            <text:p>-14526.2170036987</text:p>
          </table:table-cell>
          <table:table-cell table:formula="of:=[.G45]-[.G$34]" office:value-type="float" office:value="-15236.7913458256" calcext:value-type="float">
            <text:p>-15236.7913458256</text:p>
          </table:table-cell>
          <table:table-cell table:formula="of:=[.H45]-[.H$34]" office:value-type="float" office:value="-15687.5323866096" calcext:value-type="float">
            <text:p>-15687.5323866096</text:p>
          </table:table-cell>
          <table:table-cell table:number-columns-repeated="6"/>
        </table:table-row>
        <table:table-row table:style-name="ro1">
          <table:table-cell/>
          <table:table-cell table:formula="of:=[.B46]-[.B$34]" office:value-type="float" office:value="6214.20073852105" calcext:value-type="float">
            <text:p>6214.20073852105</text:p>
          </table:table-cell>
          <table:table-cell table:formula="of:=[.C46]-[.C$34]" office:value-type="float" office:value="0" calcext:value-type="float">
            <text:p>0</text:p>
          </table:table-cell>
          <table:table-cell table:formula="of:=[.D46]-[.D$34]" office:value-type="float" office:value="-5286.03536555787" calcext:value-type="float">
            <text:p>-5286.03536555787</text:p>
          </table:table-cell>
          <table:table-cell table:formula="of:=[.E46]-[.E$34]" office:value-type="float" office:value="-8438.94803146421" calcext:value-type="float">
            <text:p>-8438.94803146421</text:p>
          </table:table-cell>
          <table:table-cell table:formula="of:=[.F46]-[.F$34]" office:value-type="float" office:value="-10733.2893845548" calcext:value-type="float">
            <text:p>-10733.2893845548</text:p>
          </table:table-cell>
          <table:table-cell table:formula="of:=[.G46]-[.G$34]" office:value-type="float" office:value="-11889.0337009161" calcext:value-type="float">
            <text:p>-11889.0337009161</text:p>
          </table:table-cell>
          <table:table-cell table:formula="of:=[.H46]-[.H$34]" office:value-type="float" office:value="-12931.1514626964" calcext:value-type="float">
            <text:p>-12931.1514626964</text:p>
          </table:table-cell>
          <table:table-cell table:number-columns-repeated="6"/>
        </table:table-row>
        <table:table-row table:style-name="ro1">
          <table:table-cell/>
          <table:table-cell table:formula="of:=[.B47]-[.B$34]" office:value-type="float" office:value="12214.8070056265" calcext:value-type="float">
            <text:p>12214.8070056265</text:p>
          </table:table-cell>
          <table:table-cell table:formula="of:=[.C47]-[.C$34]" office:value-type="float" office:value="5760.74230591353" calcext:value-type="float">
            <text:p>5760.74230591353</text:p>
          </table:table-cell>
          <table:table-cell table:formula="of:=[.D47]-[.D$34]" office:value-type="float" office:value="0" calcext:value-type="float">
            <text:p>0</text:p>
          </table:table-cell>
          <table:table-cell table:formula="of:=[.E47]-[.E$34]" office:value-type="float" office:value="-3654.27260045001" calcext:value-type="float">
            <text:p>-3654.27260045001</text:p>
          </table:table-cell>
          <table:table-cell table:formula="of:=[.F47]-[.F$34]" office:value-type="float" office:value="-6518.13744382151" calcext:value-type="float">
            <text:p>-6518.13744382151</text:p>
          </table:table-cell>
          <table:table-cell table:formula="of:=[.G47]-[.G$34]" office:value-type="float" office:value="-8096.86166973045" calcext:value-type="float">
            <text:p>-8096.86166973045</text:p>
          </table:table-cell>
          <table:table-cell table:formula="of:=[.H47]-[.H$34]" office:value-type="float" office:value="-9732.4779876839" calcext:value-type="float">
            <text:p>-9732.4779876839</text:p>
          </table:table-cell>
          <table:table-cell table:number-columns-repeated="6"/>
        </table:table-row>
        <table:table-row table:style-name="ro1">
          <table:table-cell/>
          <table:table-cell table:formula="of:=[.B48]-[.B$34]" office:value-type="float" office:value="16342.6449555775" calcext:value-type="float">
            <text:p>16342.6449555775</text:p>
          </table:table-cell>
          <table:table-cell table:formula="of:=[.C48]-[.C$34]" office:value-type="float" office:value="9861.69552274006" calcext:value-type="float">
            <text:p>9861.69552274006</text:p>
          </table:table-cell>
          <table:table-cell table:formula="of:=[.D48]-[.D$34]" office:value-type="float" office:value="3913.28374601793" calcext:value-type="float">
            <text:p>3913.28374601793</text:p>
          </table:table-cell>
          <table:table-cell table:formula="of:=[.E48]-[.E$34]" office:value-type="float" office:value="0" calcext:value-type="float">
            <text:p>0</text:p>
          </table:table-cell>
          <table:table-cell table:formula="of:=[.F48]-[.F$34]" office:value-type="float" office:value="-3200.5783196114" calcext:value-type="float">
            <text:p>-3200.5783196114</text:p>
          </table:table-cell>
          <table:table-cell table:formula="of:=[.G48]-[.G$34]" office:value-type="float" office:value="-5051.41222428263" calcext:value-type="float">
            <text:p>-5051.41222428263</text:p>
          </table:table-cell>
          <table:table-cell table:formula="of:=[.H48]-[.H$34]" office:value-type="float" office:value="-7095.38023229968" calcext:value-type="float">
            <text:p>-7095.38023229968</text:p>
          </table:table-cell>
          <table:table-cell table:number-columns-repeated="6"/>
        </table:table-row>
        <table:table-row table:style-name="ro1">
          <table:table-cell/>
          <table:table-cell table:formula="of:=[.B49]-[.B$34]" office:value-type="float" office:value="19886.2096862489" calcext:value-type="float">
            <text:p>19886.2096862489</text:p>
          </table:table-cell>
          <table:table-cell table:formula="of:=[.C49]-[.C$34]" office:value-type="float" office:value="13481.4274312661" calcext:value-type="float">
            <text:p>13481.4274312661</text:p>
          </table:table-cell>
          <table:table-cell table:formula="of:=[.D49]-[.D$34]" office:value-type="float" office:value="7484.32953461996" calcext:value-type="float">
            <text:p>7484.32953461996</text:p>
          </table:table-cell>
          <table:table-cell table:formula="of:=[.E49]-[.E$34]" office:value-type="float" office:value="3428.5170046625" calcext:value-type="float">
            <text:p>3428.5170046625</text:p>
          </table:table-cell>
          <table:table-cell table:formula="of:=[.F49]-[.F$34]" office:value-type="float" office:value="0" calcext:value-type="float">
            <text:p>0</text:p>
          </table:table-cell>
          <table:table-cell table:formula="of:=[.G49]-[.G$34]" office:value-type="float" office:value="-2055.98523954098" calcext:value-type="float">
            <text:p>-2055.98523954098</text:p>
          </table:table-cell>
          <table:table-cell table:formula="of:=[.H49]-[.H$34]" office:value-type="float" office:value="-4433.3691404022" calcext:value-type="float">
            <text:p>-4433.3691404022</text:p>
          </table:table-cell>
          <table:table-cell table:number-columns-repeated="6"/>
        </table:table-row>
        <table:table-row table:style-name="ro1">
          <table:table-cell/>
          <table:table-cell table:formula="of:=[.B50]-[.B$34]" office:value-type="float" office:value="22058.0594037239" calcext:value-type="float">
            <text:p>22058.0594037239</text:p>
          </table:table-cell>
          <table:table-cell table:formula="of:=[.C50]-[.C$34]" office:value-type="float" office:value="15748.7103377799" calcext:value-type="float">
            <text:p>15748.7103377799</text:p>
          </table:table-cell>
          <table:table-cell table:formula="of:=[.D50]-[.D$34]" office:value-type="float" office:value="9782.21113258335" calcext:value-type="float">
            <text:p>9782.21113258335</text:p>
          </table:table-cell>
          <table:table-cell table:formula="of:=[.E50]-[.E$34]" office:value-type="float" office:value="5686.56996365436" calcext:value-type="float">
            <text:p>5686.56996365436</text:p>
          </table:table-cell>
          <table:table-cell table:formula="of:=[.F50]-[.F$34]" office:value-type="float" office:value="2159.36140317229" calcext:value-type="float">
            <text:p>2159.36140317229</text:p>
          </table:table-cell>
          <table:table-cell table:formula="of:=[.G50]-[.G$34]" office:value-type="float" office:value="0" calcext:value-type="float">
            <text:p>0</text:p>
          </table:table-cell>
          <table:table-cell table:formula="of:=[.H50]-[.H$34]" office:value-type="float" office:value="-2562.41059216453" calcext:value-type="float">
            <text:p>-2562.41059216453</text:p>
          </table:table-cell>
          <table:table-cell table:number-columns-repeated="6"/>
        </table:table-row>
        <table:table-row table:style-name="ro1">
          <table:table-cell/>
          <table:table-cell table:formula="of:=[.B51]-[.B$34]" office:value-type="float" office:value="24669.2772975763" calcext:value-type="float">
            <text:p>24669.2772975763</text:p>
          </table:table-cell>
          <table:table-cell table:formula="of:=[.C51]-[.C$34]" office:value-type="float" office:value="18526.8900727917" calcext:value-type="float">
            <text:p>18526.8900727917</text:p>
          </table:table-cell>
          <table:table-cell table:formula="of:=[.D51]-[.D$34]" office:value-type="float" office:value="12667.3216555069" calcext:value-type="float">
            <text:p>12667.3216555069</text:p>
          </table:table-cell>
          <table:table-cell table:formula="of:=[.E51]-[.E$34]" office:value-type="float" office:value="8584.15049135603" calcext:value-type="float">
            <text:p>8584.15049135603</text:p>
          </table:table-cell>
          <table:table-cell table:formula="of:=[.F51]-[.F$34]" office:value-type="float" office:value="4995.93311831105" calcext:value-type="float">
            <text:p>4995.93311831105</text:p>
          </table:table-cell>
          <table:table-cell table:formula="of:=[.G51]-[.G$34]" office:value-type="float" office:value="2747.6780851455" calcext:value-type="float">
            <text:p>2747.6780851455</text:p>
          </table:table-cell>
          <table:table-cell table:formula="of:=[.H51]-[.H$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formula="of:=5.97236473041977E+024*1.017" office:value-type="float" office:value="6.0738949308369E+024" calcext:value-type="float">
            <text:p>6.0738949308369E+024</text:p>
          </table:table-cell>
          <table:table-cell table:formula="of:=5.97236473041977E+024*1.156" office:value-type="float" office:value="6.90405362836525E+024" calcext:value-type="float">
            <text:p>6.90405362836525E+024</text:p>
          </table:table-cell>
          <table:table-cell table:formula="of:=5.97236473041977E+024*0.297" office:value-type="float" office:value="1.77379232493467E+024" calcext:value-type="float">
            <text:p>1.77379232493467E+024</text:p>
          </table:table-cell>
          <table:table-cell table:style-name="ce9" table:formula="of:=5.97236473041977E+024*0.772" office:value-type="float" office:value="4.61066557188406E+024" calcext:value-type="float">
            <text:p>4.61066557188406E+024</text:p>
          </table:table-cell>
          <table:table-cell table:formula="of:=5.97236473041977E+024*0.934" office:value-type="float" office:value="5.57818865821207E+024" calcext:value-type="float">
            <text:p>5.57818865821207E+024</text:p>
          </table:table-cell>
          <table:table-cell table:formula="of:=5.97236473041977E+024*1.148" office:value-type="float" office:value="6.8562747105219E+024" calcext:value-type="float">
            <text:p>6.8562747105219E+024</text:p>
          </table:table-cell>
          <table:table-cell table:formula="of:=5.97236473041977E+024*0.331" office:value-type="float" office:value="1.97685272576894E+024" calcext:value-type="float">
            <text:p>1.97685272576894E+0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dius</text:p>
          </table:table-cell>
          <table:table-cell table:formula="of:=6378100*1.121" office:value-type="float" office:value="7149850.1" calcext:value-type="float">
            <text:p>7149850.1</text:p>
          </table:table-cell>
          <table:table-cell table:formula="of:=6378100*1.095" office:value-type="float" office:value="6984019.5" calcext:value-type="float">
            <text:p>6984019.5</text:p>
          </table:table-cell>
          <table:table-cell table:formula="of:=6378100*0.784" office:value-type="float" office:value="5000430.4" calcext:value-type="float">
            <text:p>5000430.4</text:p>
          </table:table-cell>
          <table:table-cell table:formula="of:=6378100*0.91" office:value-type="float" office:value="5804071" calcext:value-type="float">
            <text:p>5804071</text:p>
          </table:table-cell>
          <table:table-cell table:formula="of:=6378100*1.046" office:value-type="float" office:value="6671492.6" calcext:value-type="float">
            <text:p>6671492.6</text:p>
          </table:table-cell>
          <table:table-cell table:formula="of:=6378100*1.148" office:value-type="float" office:value="7322058.8" calcext:value-type="float">
            <text:p>7322058.8</text:p>
          </table:table-cell>
          <table:table-cell table:formula="of:=6378100*0.773" office:value-type="float" office:value="4930271.3" calcext:value-type="float">
            <text:p>4930271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cir</text:p>
          </table:table-cell>
          <table:table-cell table:formula="of:=SQRT(0.00000000006674*[.B60]/[.B61])" office:value-type="float" office:value="7529.71035109201" calcext:value-type="float">
            <text:p>7529.71035109201</text:p>
          </table:table-cell>
          <table:table-cell table:formula="of:=SQRT(0.00000000006674*[.C60]/[.C61])" office:value-type="float" office:value="8122.55120052753" calcext:value-type="float">
            <text:p>8122.55120052753</text:p>
          </table:table-cell>
          <table:table-cell table:formula="of:=SQRT(0.00000000006674*[.D60]/[.D61])" office:value-type="float" office:value="4865.64919087355" calcext:value-type="float">
            <text:p>4865.64919087355</text:p>
          </table:table-cell>
          <table:table-cell table:formula="of:=SQRT(0.00000000006674*[.E60]/[.E61])" office:value-type="float" office:value="7281.29378290167" calcext:value-type="float">
            <text:p>7281.29378290167</text:p>
          </table:table-cell>
          <table:table-cell table:formula="of:=SQRT(0.00000000006674*[.F60]/[.F61])" office:value-type="float" office:value="7470.13062343398" calcext:value-type="float">
            <text:p>7470.13062343398</text:p>
          </table:table-cell>
          <table:table-cell table:formula="of:=SQRT(0.00000000006674*[.G60]/[.G61])" office:value-type="float" office:value="7905.34085460005" calcext:value-type="float">
            <text:p>7905.34085460005</text:p>
          </table:table-cell>
          <table:table-cell table:formula="of:=SQRT(0.00000000006674*[.H60]/[.H61])" office:value-type="float" office:value="5173.02824965825" calcext:value-type="float">
            <text:p>5173.02824965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I_size</text:p>
          </table:table-cell>
          <table:table-cell table:formula="of:=[.B35]*149597870700*([.B60]/[.$J36])^0.4" office:value-type="float" office:value="28290824.3163633" calcext:value-type="float">
            <text:p>28290824.3163633</text:p>
          </table:table-cell>
          <table:table-cell table:formula="of:=[.C35]*149597870700*([.C60]/[.$J36])^0.4" office:value-type="float" office:value="40782652.8564804" calcext:value-type="float">
            <text:p>40782652.8564804</text:p>
          </table:table-cell>
          <table:table-cell table:formula="of:=[.D35]*149597870700*([.D60]/[.$J36])^0.4" office:value-type="float" office:value="33361457.8757255" calcext:value-type="float">
            <text:p>33361457.8757255</text:p>
          </table:table-cell>
          <table:table-cell table:formula="of:=[.E35]*149597870700*([.E60]/[.$J36])^0.4" office:value-type="float" office:value="64250264.4505148" calcext:value-type="float">
            <text:p>64250264.4505148</text:p>
          </table:table-cell>
          <table:table-cell table:formula="of:=[.F35]*149597870700*([.F60]/[.$J36])^0.4" office:value-type="float" office:value="91242735.1522305" calcext:value-type="float">
            <text:p>91242735.1522305</text:p>
          </table:table-cell>
          <table:table-cell table:formula="of:=[.G35]*149597870700*([.G60]/[.$J36])^0.4" office:value-type="float" office:value="120546795.984241" calcext:value-type="float">
            <text:p>120546795.984241</text:p>
          </table:table-cell>
          <table:table-cell table:formula="of:=[.H35]*149597870700*([.H60]/[.$J36])^0.4" office:value-type="float" office:value="96847038.6185989" calcext:value-type="float">
            <text:p>96847038.61859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I_planetary_radii</text:p>
          </table:table-cell>
          <table:table-cell table:formula="of:=[.B63]/[.B61]" office:value-type="float" office:value="3.95684160096773" calcext:value-type="float">
            <text:p>3.95684160096773</text:p>
          </table:table-cell>
          <table:table-cell table:formula="of:=[.C63]/[.C61]" office:value-type="float" office:value="5.8394242536809" calcext:value-type="float">
            <text:p>5.8394242536809</text:p>
          </table:table-cell>
          <table:table-cell table:formula="of:=[.D63]/[.D61]" office:value-type="float" office:value="6.67171727372218" calcext:value-type="float">
            <text:p>6.67171727372218</text:p>
          </table:table-cell>
          <table:table-cell table:formula="of:=[.E63]/[.E61]" office:value-type="float" office:value="11.0698619039145" calcext:value-type="float">
            <text:p>11.0698619039145</text:p>
          </table:table-cell>
          <table:table-cell table:formula="of:=[.F63]/[.F61]" office:value-type="float" office:value="13.6765099840222" calcext:value-type="float">
            <text:p>13.6765099840222</text:p>
          </table:table-cell>
          <table:table-cell table:formula="of:=[.G63]/[.G61]" office:value-type="float" office:value="16.4635110529624" calcext:value-type="float">
            <text:p>16.4635110529624</text:p>
          </table:table-cell>
          <table:table-cell table:formula="of:=[.H63]/[.H61]" office:value-type="float" office:value="19.6433487582314" calcext:value-type="float">
            <text:p>19.64334875823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200 km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SQRT([.C53]^2-2*0.00000000006674*[.C$60]*(1/[.C$63]-1/([.C$61]+200000)))" office:value-type="float" office:value="11775.5338462409" calcext:value-type="float">
            <text:p>11775.5338462409</text:p>
          </table:table-cell>
          <table:table-cell table:formula="of:=SQRT([.D53]^2-2*0.00000000006674*[.D$60]*(1/[.D$63]-1/([.D$61]+200000)))" office:value-type="float" office:value="12057.3235509883" calcext:value-type="float">
            <text:p>12057.3235509883</text:p>
          </table:table-cell>
          <table:table-cell table:formula="of:=SQRT([.E53]^2-2*0.00000000006674*[.E$60]*(1/[.E$63]-1/([.E$61]+200000)))" office:value-type="float" office:value="16081.9148804769" calcext:value-type="float">
            <text:p>16081.9148804769</text:p>
          </table:table-cell>
          <table:table-cell table:formula="of:=SQRT([.F53]^2-2*0.00000000006674*[.F$60]*(1/[.F$63]-1/([.F$61]+200000)))" office:value-type="float" office:value="17641.0861750647" calcext:value-type="float">
            <text:p>17641.0861750647</text:p>
          </table:table-cell>
          <table:table-cell table:formula="of:=SQRT([.G53]^2-2*0.00000000006674*[.G$60]*(1/[.G$63]-1/([.G$61]+200000)))" office:value-type="float" office:value="18607.3509104616" calcext:value-type="float">
            <text:p>18607.3509104616</text:p>
          </table:table-cell>
          <table:table-cell table:formula="of:=SQRT([.H53]^2-2*0.00000000006674*[.H$60]*(1/[.H$63]-1/([.H$61]+200000)))" office:value-type="float" office:value="17169.9752306652" calcext:value-type="float">
            <text:p>17169.9752306652</text:p>
          </table:table-cell>
          <table:table-cell table:number-columns-repeated="6"/>
        </table:table-row>
        <table:table-row table:style-name="ro1">
          <table:table-cell/>
          <table:table-cell table:formula="of:=SQRT([.B54]^2-2*0.00000000006674*[.B$60]*(1/[.B$63]-1/([.B$61]+200000)))" office:value-type="float" office:value="10966.5995787857" calcext:value-type="float">
            <text:p>10966.5995787857</text:p>
          </table:table-cell>
          <table:table-cell/>
          <table:table-cell table:formula="of:=SQRT([.D54]^2-2*0.00000000006674*[.D$60]*(1/[.D$63]-1/([.D$61]+200000)))" office:value-type="float" office:value="8146.98104102079" calcext:value-type="float">
            <text:p>8146.98104102079</text:p>
          </table:table-cell>
          <table:table-cell table:formula="of:=SQRT([.E54]^2-2*0.00000000006674*[.E$60]*(1/[.E$63]-1/([.E$61]+200000)))" office:value-type="float" office:value="12811.6967238068" calcext:value-type="float">
            <text:p>12811.6967238068</text:p>
          </table:table-cell>
          <table:table-cell table:formula="of:=SQRT([.F54]^2-2*0.00000000006674*[.F$60]*(1/[.F$63]-1/([.F$61]+200000)))" office:value-type="float" office:value="14676.5269055765" calcext:value-type="float">
            <text:p>14676.5269055765</text:p>
          </table:table-cell>
          <table:table-cell table:formula="of:=SQRT([.G54]^2-2*0.00000000006674*[.G$60]*(1/[.G$63]-1/([.G$61]+200000)))" office:value-type="float" office:value="15981.9529385601" calcext:value-type="float">
            <text:p>15981.9529385601</text:p>
          </table:table-cell>
          <table:table-cell table:formula="of:=SQRT([.H54]^2-2*0.00000000006674*[.H$60]*(1/[.H$63]-1/([.H$61]+200000)))" office:value-type="float" office:value="14694.3545347158" calcext:value-type="float">
            <text:p>14694.3545347158</text:p>
          </table:table-cell>
          <table:table-cell table:number-columns-repeated="6"/>
        </table:table-row>
        <table:table-row table:style-name="ro1">
          <table:table-cell/>
          <table:table-cell table:formula="of:=SQRT([.B55]^2-2*0.00000000006674*[.B$60]*(1/[.B$63]-1/([.B$61]+200000)))" office:value-type="float" office:value="15193.7989221751" calcext:value-type="float">
            <text:p>15193.7989221751</text:p>
          </table:table-cell>
          <table:table-cell table:formula="of:=SQRT([.C55]^2-2*0.00000000006674*[.C$60]*(1/[.C$63]-1/([.C$61]+200000)))" office:value-type="float" office:value="11784.2122118361" calcext:value-type="float">
            <text:p>11784.2122118361</text:p>
          </table:table-cell>
          <table:table-cell/>
          <table:table-cell table:formula="of:=SQRT([.E55]^2-2*0.00000000006674*[.E$60]*(1/[.E$63]-1/([.E$61]+200000)))" office:value-type="float" office:value="10309.0948828424" calcext:value-type="float">
            <text:p>10309.0948828424</text:p>
          </table:table-cell>
          <table:table-cell table:formula="of:=SQRT([.F55]^2-2*0.00000000006674*[.F$60]*(1/[.F$63]-1/([.F$61]+200000)))" office:value-type="float" office:value="11945.0013283408" calcext:value-type="float">
            <text:p>11945.0013283408</text:p>
          </table:table-cell>
          <table:table-cell table:formula="of:=SQRT([.G55]^2-2*0.00000000006674*[.G$60]*(1/[.G$63]-1/([.G$61]+200000)))" office:value-type="float" office:value="13402.7186155489" calcext:value-type="float">
            <text:p>13402.7186155489</text:p>
          </table:table-cell>
          <table:table-cell table:formula="of:=SQRT([.H55]^2-2*0.00000000006674*[.H$60]*(1/[.H$63]-1/([.H$61]+200000)))" office:value-type="float" office:value="11976.247526729" calcext:value-type="float">
            <text:p>11976.247526729</text:p>
          </table:table-cell>
          <table:table-cell table:number-columns-repeated="6"/>
        </table:table-row>
        <table:table-row table:style-name="ro1">
          <table:table-cell/>
          <table:table-cell table:formula="of:=SQRT([.B56]^2-2*0.00000000006674*[.B$60]*(1/[.B$63]-1/([.B$61]+200000)))" office:value-type="float" office:value="18674.3690561917" calcext:value-type="float">
            <text:p>18674.3690561917</text:p>
          </table:table-cell>
          <table:table-cell table:formula="of:=SQRT([.C56]^2-2*0.00000000006674*[.C$60]*(1/[.C$63]-1/([.C$61]+200000)))" office:value-type="float" office:value="14245.5096125648" calcext:value-type="float">
            <text:p>14245.5096125648</text:p>
          </table:table-cell>
          <table:table-cell table:formula="of:=SQRT([.D56]^2-2*0.00000000006674*[.D$60]*(1/[.D$63]-1/([.D$61]+200000)))" office:value-type="float" office:value="7331.09267938087" calcext:value-type="float">
            <text:p>7331.09267938087</text:p>
          </table:table-cell>
          <table:table-cell/>
          <table:table-cell table:formula="of:=SQRT([.F56]^2-2*0.00000000006674*[.F$60]*(1/[.F$63]-1/([.F$61]+200000)))" office:value-type="float" office:value="10509.0742968866" calcext:value-type="float">
            <text:p>10509.0742968866</text:p>
          </table:table-cell>
          <table:table-cell table:formula="of:=SQRT([.G56]^2-2*0.00000000006674*[.G$60]*(1/[.G$63]-1/([.G$61]+200000)))" office:value-type="float" office:value="11814.8407881132" calcext:value-type="float">
            <text:p>11814.8407881132</text:p>
          </table:table-cell>
          <table:table-cell table:formula="of:=SQRT([.H56]^2-2*0.00000000006674*[.H$60]*(1/[.H$63]-1/([.H$61]+200000)))" office:value-type="float" office:value="9952.57743911791" calcext:value-type="float">
            <text:p>9952.57743911791</text:p>
          </table:table-cell>
          <table:table-cell table:number-columns-repeated="6"/>
        </table:table-row>
        <table:table-row table:style-name="ro1">
          <table:table-cell/>
          <table:table-cell table:formula="of:=SQRT([.B57]^2-2*0.00000000006674*[.B$60]*(1/[.B$63]-1/([.B$61]+200000)))" office:value-type="float" office:value="21842.8787294222" calcext:value-type="float">
            <text:p>21842.8787294222</text:p>
          </table:table-cell>
          <table:table-cell table:formula="of:=SQRT([.C57]^2-2*0.00000000006674*[.C$60]*(1/[.C$63]-1/([.C$61]+200000)))" office:value-type="float" office:value="16953.7721797522" calcext:value-type="float">
            <text:p>16953.7721797522</text:p>
          </table:table-cell>
          <table:table-cell table:formula="of:=SQRT([.D57]^2-2*0.00000000006674*[.D$60]*(1/[.D$63]-1/([.D$61]+200000)))" office:value-type="float" office:value="9718.34959134565" calcext:value-type="float">
            <text:p>9718.34959134565</text:p>
          </table:table-cell>
          <table:table-cell table:formula="of:=SQRT([.E57]^2-2*0.00000000006674*[.E$60]*(1/[.E$63]-1/([.E$61]+200000)))" office:value-type="float" office:value="10231.2490887627" calcext:value-type="float">
            <text:p>10231.2490887627</text:p>
          </table:table-cell>
          <table:table-cell/>
          <table:table-cell table:formula="of:=SQRT([.G57]^2-2*0.00000000006674*[.G$60]*(1/[.G$63]-1/([.G$61]+200000)))" office:value-type="float" office:value="10876.6158658859" calcext:value-type="float">
            <text:p>10876.6158658859</text:p>
          </table:table-cell>
          <table:table-cell table:formula="of:=SQRT([.H57]^2-2*0.00000000006674*[.H$60]*(1/[.H$63]-1/([.H$61]+200000)))" office:value-type="float" office:value="8268.26094023406" calcext:value-type="float">
            <text:p>8268.26094023406</text:p>
          </table:table-cell>
          <table:table-cell table:number-columns-repeated="6"/>
        </table:table-row>
        <table:table-row table:style-name="ro1">
          <table:table-cell/>
          <table:table-cell table:formula="of:=SQRT([.B58]^2-2*0.00000000006674*[.B$60]*(1/[.B$63]-1/([.B$61]+200000)))" office:value-type="float" office:value="23837.1139226417" calcext:value-type="float">
            <text:p>23837.1139226417</text:p>
          </table:table-cell>
          <table:table-cell table:formula="of:=SQRT([.C58]^2-2*0.00000000006674*[.C$60]*(1/[.C$63]-1/([.C$61]+200000)))" office:value-type="float" office:value="18807.0035582955" calcext:value-type="float">
            <text:p>18807.0035582955</text:p>
          </table:table-cell>
          <table:table-cell table:formula="of:=SQRT([.D58]^2-2*0.00000000006674*[.D$60]*(1/[.D$63]-1/([.D$61]+200000)))" office:value-type="float" office:value="11581.1391857304" calcext:value-type="float">
            <text:p>11581.1391857304</text:p>
          </table:table-cell>
          <table:table-cell table:formula="of:=SQRT([.E58]^2-2*0.00000000006674*[.E$60]*(1/[.E$63]-1/([.E$61]+200000)))" office:value-type="float" office:value="11191.9974542788" calcext:value-type="float">
            <text:p>11191.9974542788</text:p>
          </table:table-cell>
          <table:table-cell table:formula="of:=SQRT([.F58]^2-2*0.00000000006674*[.F$60]*(1/[.F$63]-1/([.F$61]+200000)))" office:value-type="float" office:value="10240.1065749838" calcext:value-type="float">
            <text:p>10240.1065749838</text:p>
          </table:table-cell>
          <table:table-cell/>
          <table:table-cell table:formula="of:=SQRT([.H58]^2-2*0.00000000006674*[.H$60]*(1/[.H$63]-1/([.H$61]+200000)))" office:value-type="float" office:value="7434.737727961" calcext:value-type="float">
            <text:p>7434.737727961</text:p>
          </table:table-cell>
          <table:table-cell table:number-columns-repeated="6"/>
        </table:table-row>
        <table:table-row table:style-name="ro1">
          <table:table-cell/>
          <table:table-cell table:formula="of:=SQRT([.B59]^2-2*0.00000000006674*[.B$60]*(1/[.B$63]-1/([.B$61]+200000)))" office:value-type="float" office:value="26272.1003706879" calcext:value-type="float">
            <text:p>26272.1003706879</text:p>
          </table:table-cell>
          <table:table-cell table:formula="of:=SQRT([.C59]^2-2*0.00000000006674*[.C$60]*(1/[.C$63]-1/([.C$61]+200000)))" office:value-type="float" office:value="21187.9012954977" calcext:value-type="float">
            <text:p>21187.9012954977</text:p>
          </table:table-cell>
          <table:table-cell table:formula="of:=SQRT([.D59]^2-2*0.00000000006674*[.D$60]*(1/[.D$63]-1/([.D$61]+200000)))" office:value-type="float" office:value="14102.9134621502" calcext:value-type="float">
            <text:p>14102.9134621502</text:p>
          </table:table-cell>
          <table:table-cell table:formula="of:=SQRT([.E59]^2-2*0.00000000006674*[.E$60]*(1/[.E$63]-1/([.E$61]+200000)))" office:value-type="float" office:value="12907.8026295453" calcext:value-type="float">
            <text:p>12907.8026295453</text:p>
          </table:table-cell>
          <table:table-cell table:formula="of:=SQRT([.F59]^2-2*0.00000000006674*[.F$60]*(1/[.F$63]-1/([.F$61]+200000)))" office:value-type="float" office:value="11187.3271481687" calcext:value-type="float">
            <text:p>11187.3271481687</text:p>
          </table:table-cell>
          <table:table-cell table:formula="of:=SQRT([.G59]^2-2*0.00000000006674*[.G$60]*(1/[.G$63]-1/([.G$61]+200000)))" office:value-type="float" office:value="11028.3014217249" calcext:value-type="float">
            <text:p>11028.30142172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V_xf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formula="of:=[.C66]-[.C$62]" office:value-type="float" office:value="3652.98264571337" calcext:value-type="float">
            <text:p>3652.98264571337</text:p>
          </table:table-cell>
          <table:table-cell table:formula="of:=[.D66]-[.D$62]" office:value-type="float" office:value="7191.67436011479" calcext:value-type="float">
            <text:p>7191.67436011479</text:p>
          </table:table-cell>
          <table:table-cell table:formula="of:=[.E66]-[.E$62]" office:value-type="float" office:value="8800.62109757525" calcext:value-type="float">
            <text:p>8800.62109757525</text:p>
          </table:table-cell>
          <table:table-cell table:formula="of:=[.F66]-[.F$62]" office:value-type="float" office:value="10170.9555516308" calcext:value-type="float">
            <text:p>10170.9555516308</text:p>
          </table:table-cell>
          <table:table-cell table:formula="of:=[.G66]-[.G$62]" office:value-type="float" office:value="10702.0100558615" calcext:value-type="float">
            <text:p>10702.0100558615</text:p>
          </table:table-cell>
          <table:table-cell table:formula="of:=[.H66]-[.H$62]" office:value-type="float" office:value="11996.9469810069" calcext:value-type="float">
            <text:p>11996.94698100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table:formula="of:=[.B67]-[.B$62]" office:value-type="float" office:value="3436.88922769364" calcext:value-type="float">
            <text:p>3436.88922769364</text:p>
          </table:table-cell>
          <table:table-cell/>
          <table:table-cell table:formula="of:=[.D67]-[.D$62]" office:value-type="float" office:value="3281.33185014724" calcext:value-type="float">
            <text:p>3281.33185014724</text:p>
          </table:table-cell>
          <table:table-cell table:formula="of:=[.E67]-[.E$62]" office:value-type="float" office:value="5530.40294090511" calcext:value-type="float">
            <text:p>5530.40294090511</text:p>
          </table:table-cell>
          <table:table-cell table:formula="of:=[.F67]-[.F$62]" office:value-type="float" office:value="7206.39628214256" calcext:value-type="float">
            <text:p>7206.39628214256</text:p>
          </table:table-cell>
          <table:table-cell table:formula="of:=[.G67]-[.G$62]" office:value-type="float" office:value="8076.61208396" calcext:value-type="float">
            <text:p>8076.61208396</text:p>
          </table:table-cell>
          <table:table-cell table:formula="of:=[.H67]-[.H$62]" office:value-type="float" office:value="9521.32628505759" calcext:value-type="float">
            <text:p>9521.326285057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formula="of:=[.B68]-[.B$62]" office:value-type="float" office:value="7664.08857108307" calcext:value-type="float">
            <text:p>7664.08857108307</text:p>
          </table:table-cell>
          <table:table-cell table:formula="of:=[.C68]-[.C$62]" office:value-type="float" office:value="3661.66101130854" calcext:value-type="float">
            <text:p>3661.66101130854</text:p>
          </table:table-cell>
          <table:table-cell/>
          <table:table-cell table:formula="of:=[.E68]-[.E$62]" office:value-type="float" office:value="3027.80109994073" calcext:value-type="float">
            <text:p>3027.80109994073</text:p>
          </table:table-cell>
          <table:table-cell table:formula="of:=[.F68]-[.F$62]" office:value-type="float" office:value="4474.87070490686" calcext:value-type="float">
            <text:p>4474.87070490686</text:p>
          </table:table-cell>
          <table:table-cell table:formula="of:=[.G68]-[.G$62]" office:value-type="float" office:value="5497.37776094882" calcext:value-type="float">
            <text:p>5497.37776094882</text:p>
          </table:table-cell>
          <table:table-cell table:formula="of:=[.H68]-[.H$62]" office:value-type="float" office:value="6803.2192770707" calcext:value-type="float">
            <text:p>6803.21927707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table:formula="of:=[.B69]-[.B$62]" office:value-type="float" office:value="11144.6587050997" calcext:value-type="float">
            <text:p>11144.6587050997</text:p>
          </table:table-cell>
          <table:table-cell table:formula="of:=[.C69]-[.C$62]" office:value-type="float" office:value="6122.95841203726" calcext:value-type="float">
            <text:p>6122.95841203726</text:p>
          </table:table-cell>
          <table:table-cell table:formula="of:=[.D69]-[.D$62]" office:value-type="float" office:value="2465.44348850731" calcext:value-type="float">
            <text:p>2465.44348850731</text:p>
          </table:table-cell>
          <table:table-cell/>
          <table:table-cell table:formula="of:=[.F69]-[.F$62]" office:value-type="float" office:value="3038.94367345263" calcext:value-type="float">
            <text:p>3038.94367345263</text:p>
          </table:table-cell>
          <table:table-cell table:formula="of:=[.G69]-[.G$62]" office:value-type="float" office:value="3909.4999335131" calcext:value-type="float">
            <text:p>3909.4999335131</text:p>
          </table:table-cell>
          <table:table-cell table:formula="of:=[.H69]-[.H$62]" office:value-type="float" office:value="4779.54918945965" calcext:value-type="float">
            <text:p>4779.549189459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formula="of:=[.B70]-[.B$62]" office:value-type="float" office:value="14313.1683783302" calcext:value-type="float">
            <text:p>14313.1683783302</text:p>
          </table:table-cell>
          <table:table-cell table:formula="of:=[.C70]-[.C$62]" office:value-type="float" office:value="8831.22097922466" calcext:value-type="float">
            <text:p>8831.22097922466</text:p>
          </table:table-cell>
          <table:table-cell table:formula="of:=[.D70]-[.D$62]" office:value-type="float" office:value="4852.7004004721" calcext:value-type="float">
            <text:p>4852.7004004721</text:p>
          </table:table-cell>
          <table:table-cell table:formula="of:=[.E70]-[.E$62]" office:value-type="float" office:value="2949.95530586103" calcext:value-type="float">
            <text:p>2949.95530586103</text:p>
          </table:table-cell>
          <table:table-cell/>
          <table:table-cell table:formula="of:=[.G70]-[.G$62]" office:value-type="float" office:value="2971.27501128583" calcext:value-type="float">
            <text:p>2971.27501128583</text:p>
          </table:table-cell>
          <table:table-cell table:formula="of:=[.H70]-[.H$62]" office:value-type="float" office:value="3095.23269057581" calcext:value-type="float">
            <text:p>3095.232690575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table:formula="of:=[.B71]-[.B$62]" office:value-type="float" office:value="16307.4035715497" calcext:value-type="float">
            <text:p>16307.4035715497</text:p>
          </table:table-cell>
          <table:table-cell table:formula="of:=[.C71]-[.C$62]" office:value-type="float" office:value="10684.4523577679" calcext:value-type="float">
            <text:p>10684.4523577679</text:p>
          </table:table-cell>
          <table:table-cell table:formula="of:=[.D71]-[.D$62]" office:value-type="float" office:value="6715.4899948569" calcext:value-type="float">
            <text:p>6715.4899948569</text:p>
          </table:table-cell>
          <table:table-cell table:formula="of:=[.E71]-[.E$62]" office:value-type="float" office:value="3910.70367137715" calcext:value-type="float">
            <text:p>3910.70367137715</text:p>
          </table:table-cell>
          <table:table-cell table:formula="of:=[.F71]-[.F$62]" office:value-type="float" office:value="2769.97595154982" calcext:value-type="float">
            <text:p>2769.97595154982</text:p>
          </table:table-cell>
          <table:table-cell/>
          <table:table-cell table:formula="of:=[.H71]-[.H$62]" office:value-type="float" office:value="2261.70947830275" calcext:value-type="float">
            <text:p>2261.70947830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table:formula="of:=[.B72]-[.B$62]" office:value-type="float" office:value="18742.3900195959" calcext:value-type="float">
            <text:p>18742.3900195959</text:p>
          </table:table-cell>
          <table:table-cell table:formula="of:=[.C72]-[.C$62]" office:value-type="float" office:value="13065.3500949701" calcext:value-type="float">
            <text:p>13065.3500949701</text:p>
          </table:table-cell>
          <table:table-cell table:formula="of:=[.D72]-[.D$62]" office:value-type="float" office:value="9237.26427127663" calcext:value-type="float">
            <text:p>9237.26427127663</text:p>
          </table:table-cell>
          <table:table-cell table:formula="of:=[.E72]-[.E$62]" office:value-type="float" office:value="5626.50884664359" calcext:value-type="float">
            <text:p>5626.50884664359</text:p>
          </table:table-cell>
          <table:table-cell table:formula="of:=[.F72]-[.F$62]" office:value-type="float" office:value="3717.19652473477" calcext:value-type="float">
            <text:p>3717.19652473477</text:p>
          </table:table-cell>
          <table:table-cell table:formula="of:=[.G72]-[.G$62]" office:value-type="float" office:value="3122.96056712483" calcext:value-type="float">
            <text:p>3122.960567124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sity</text:p>
          </table:table-cell>
          <table:table-cell table:formula="of:=[.B60]/(4/3*PI()*[.B61]^3)" office:value-type="float" office:value="3967.2343498549" calcext:value-type="float">
            <text:p>3967.2343498549</text:p>
          </table:table-cell>
          <table:table-cell table:formula="of:=[.C60]/(4/3*PI()*[.C61]^3)" office:value-type="float" office:value="4838.37156337384" calcext:value-type="float">
            <text:p>4838.37156337384</text:p>
          </table:table-cell>
          <table:table-cell table:formula="of:=[.D60]/(4/3*PI()*[.D61]^3)" office:value-type="float" office:value="3386.81911092584" calcext:value-type="float">
            <text:p>3386.81911092584</text:p>
          </table:table-cell>
          <table:table-cell table:formula="of:=[.E60]/(4/3*PI()*[.E61]^3)" office:value-type="float" office:value="5629.59126066209" calcext:value-type="float">
            <text:p>5629.59126066209</text:p>
          </table:table-cell>
          <table:table-cell table:formula="of:=[.F60]/(4/3*PI()*[.F61]^3)" office:value-type="float" office:value="4484.72237197791" calcext:value-type="float">
            <text:p>4484.72237197791</text:p>
          </table:table-cell>
          <table:table-cell table:formula="of:=[.G60]/(4/3*PI()*[.G61]^3)" office:value-type="float" office:value="4169.65347996169" calcext:value-type="float">
            <text:p>4169.65347996169</text:p>
          </table:table-cell>
          <table:table-cell table:formula="of:=[.H60]/(4/3*PI()*[.H61]^3)" office:value-type="float" office:value="3937.97769989456" calcext:value-type="float">
            <text:p>3937.97769989456</text:p>
          </table:table-cell>
          <table:table-cell table:number-columns-repeated="6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Kepler-62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2.1 E</text:p>
          </table:table-cell>
          <table:table-cell office:value-type="string" calcext:value-type="string">
            <text:p>0.1 E</text:p>
          </table:table-cell>
          <table:table-cell office:value-type="string" calcext:value-type="string">
            <text:p>5.5 E</text:p>
          </table:table-cell>
          <table:table-cell office:value-type="string" calcext:value-type="string">
            <text:p>4.5 E</text:p>
          </table:table-cell>
          <table:table-cell office:value-type="string" calcext:value-type="string">
            <text:p>2.8 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A</text:p>
          </table:table-cell>
          <table:table-cell/>
          <table:table-cell office:value-type="float" office:value="0.0553" calcext:value-type="float">
            <text:p>0.055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office:value-type="float" office:value="0.427" calcext:value-type="float">
            <text:p>0.427</text:p>
          </table:table-cell>
          <table:table-cell office:value-type="float" office:value="0.718" calcext:value-type="float">
            <text:p>0.7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float" office:value="5.71493" calcext:value-type="float">
            <text:p>5.71493</text:p>
          </table:table-cell>
          <table:table-cell office:value-type="float" office:value="12.4417" calcext:value-type="float">
            <text:p>12.4417</text:p>
          </table:table-cell>
          <table:table-cell office:value-type="float" office:value="18.16406" calcext:value-type="float">
            <text:p>18.16406</text:p>
          </table:table-cell>
          <table:table-cell office:value-type="float" office:value="122.3874" calcext:value-type="float">
            <text:p>122.3874</text:p>
          </table:table-cell>
          <table:table-cell office:value-type="float" office:value="267.29" calcext:value-type="float">
            <text:p>267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minosity/Insolation</text:p>
          </table:table-cell>
          <table:table-cell office:value-type="float" office:value="0.21" calcext:value-type="float">
            <text:p>0.21</text:p>
          </table:table-cell>
          <table:table-cell table:formula="of:=[.$B92]/[.C90]^2" office:value-type="float" office:value="68.6703138233342" calcext:value-type="float">
            <text:p>68.6703138233342</text:p>
          </table:table-cell>
          <table:table-cell table:formula="of:=[.$B92]/[.D90]^2" office:value-type="float" office:value="24.2802636142907" calcext:value-type="float">
            <text:p>24.2802636142907</text:p>
          </table:table-cell>
          <table:table-cell table:formula="of:=[.$B92]/[.E90]^2" office:value-type="float" office:value="14.5833333333333" calcext:value-type="float">
            <text:p>14.5833333333333</text:p>
          </table:table-cell>
          <table:table-cell table:formula="of:=[.$B92]/[.F90]^2" office:value-type="float" office:value="1.15176411870849" calcext:value-type="float">
            <text:p>1.15176411870849</text:p>
          </table:table-cell>
          <table:table-cell table:formula="of:=[.$B92]/[.G90]^2" office:value-type="float" office:value="0.407352518990386" calcext:value-type="float">
            <text:p>0.407352518990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us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0.54" calcext:value-type="float">
            <text:p>0.54</text:p>
          </table:table-cell>
          <table:table-cell office:value-type="float" office:value="1.95" calcext:value-type="float">
            <text:p>1.95</text:p>
          </table:table-cell>
          <table:table-cell office:value-type="float" office:value="1.61" calcext:value-type="float">
            <text:p>1.61</text:p>
          </table:table-cell>
          <table:table-cell office:value-type="float" office:value="1.41" calcext:value-type="float">
            <text:p>1.4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/00/0000</text:date>, <text:time style:data-style-name="N2" text:time-value="19:12:51.834550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4:24:07.868442818</meta:creation-date>
    <dc:date>2018-08-05T19:59:35.853167081</dc:date>
    <meta:editing-duration>P28DT15H25M39S</meta:editing-duration>
    <meta:editing-cycles>13</meta:editing-cycles>
    <meta:generator>LibreOffice/5.4.3.2$MacOSX_X86_64 LibreOffice_project/92a7159f7e4af62137622921e809f8546db437e5</meta:generator>
    <meta:document-statistic meta:table-count="2" meta:cell-count="931" meta:object-count="0"/>
  </office:meta>
</office:document-meta>
</file>